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charset="x-symbol"/>
    <style:font-face style:name="Linux Libertine Display G1" svg:font-family="'Linux Libertine Display G'"/>
    <style:font-face style:name="OpenSymbol" svg:font-family="OpenSymbol"/>
    <style:font-face style:name="Times New Roman1" svg:font-family="'Times New Roman'" style:font-family-generic="roman"/>
    <style:font-face style:name="Arial2" svg:font-family="Arial" style:font-family-generic="swiss"/>
    <style:font-face style:name="Linux Libertine Display G" svg:font-family="'Linux Libertine Display G'"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37">
      <style:paragraph-properties fo:margin-top="0in" fo:margin-bottom="0in" fo:orphans="2" fo:widows="2" fo:background-color="transparent" fo:padding="0in" fo:border="none">
        <style:background-image/>
      </style:paragraph-properties>
    </style:style>
    <style:style style:name="P2" style:family="paragraph" style:parent-style-name="Text_20_body" style:list-style-name="L37">
      <style:paragraph-properties fo:margin-top="0in" fo:margin-bottom="0in" fo:orphans="2" fo:widows="2" fo:background-color="transparent" fo:padding="0in" fo:border="none">
        <style:background-image/>
      </style:paragraph-properties>
      <style:text-properties style:font-name="Linux Libertine Display G"/>
    </style:style>
    <style:style style:name="P3" style:family="paragraph" style:parent-style-name="Text_20_body" style:list-style-name="L37">
      <style:paragraph-properties fo:margin-top="0in" fo:margin-bottom="0.0429in"/>
      <style:text-properties style:font-name="Linux Libertine Display G"/>
    </style:style>
    <style:style style:name="P4" style:family="paragraph" style:parent-style-name="Table_20_Contents">
      <style:paragraph-properties fo:text-align="start" style:justify-single-word="false"/>
      <style:text-properties style:font-name="Linux Libertine Display G" fo:font-size="12pt" fo:language="en" fo:country="US" style:font-size-asian="12pt" style:font-size-complex="12pt"/>
    </style:style>
    <style:style style:name="P5" style:family="paragraph" style:parent-style-name="Table_20_Contents">
      <style:paragraph-properties fo:text-align="center" style:justify-single-word="false"/>
      <style:text-properties style:font-name="Linux Libertine Display G" fo:font-size="10.5pt" style:font-name-asian="Linux Libertine Display G1" style:font-size-asian="10.5pt" style:font-name-complex="Linux Libertine Display G1" style:font-size-complex="10.5pt"/>
    </style:style>
    <style:style style:name="P6" style:family="paragraph" style:parent-style-name="Table_20_Contents">
      <style:paragraph-properties fo:text-align="center" style:justify-single-word="false"/>
      <style:text-properties style:font-name="Linux Libertine Display G" fo:font-size="10pt" style:font-name-asian="Linux Libertine Display G1" style:font-size-asian="10pt" style:font-name-complex="Linux Libertine Display G1" style:font-size-complex="10pt"/>
    </style:style>
    <style:style style:name="P7" style:family="paragraph" style:parent-style-name="Standard">
      <style:text-properties style:text-position="0% 100%" style:font-name="Linux Libertine Display G" fo:font-size="12pt" fo:language="en" fo:country="US"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text-position="0% 100%" style:font-name="Linux Libertine Display G" fo:font-size="12pt" fo:language="en" fo:country="US" fo:font-weight="normal" style:font-size-asian="12pt" style:font-weight-asian="normal" style:font-size-complex="12pt" style:font-weight-complex="normal"/>
    </style:style>
    <style:style style:name="P9" style:family="paragraph" style:parent-style-name="Standard">
      <style:text-properties style:text-position="0% 100%" style:font-name="Linux Libertine Display G" fo:font-size="12pt" style:font-name-asian="Times New Roman1" style:font-size-asian="12pt" style:font-name-complex="Times New Roman1" style:font-size-complex="12pt"/>
    </style:style>
    <style:style style:name="P10" style:family="paragraph" style:parent-style-name="Standard">
      <style:text-properties style:text-position="0% 100%" style:font-name="Linux Libertine Display G" fo:language="en" fo:country="US"/>
    </style:style>
    <style:style style:name="P11" style:family="paragraph" style:parent-style-name="Standard">
      <style:text-properties style:text-position="0% 100%" style:font-name="Linux Libertine Display G" fo:language="en" fo:country="US" fo:font-weight="bold" style:font-weight-asian="bold" style:font-weight-complex="bold"/>
    </style:style>
    <style:style style:name="P12" style:family="paragraph" style:parent-style-name="Standard">
      <style:paragraph-properties fo:text-align="start" style:justify-single-word="false"/>
      <style:text-properties style:text-position="0% 100%" style:font-name="Linux Libertine Display G"/>
    </style:style>
    <style:style style:name="P13" style:family="paragraph" style:parent-style-name="Standard">
      <style:paragraph-properties fo:text-align="center" style:justify-single-word="false"/>
      <style:text-properties fo:color="#0000cc" style:font-name="Linux Libertine Display G" fo:font-weight="normal" style:font-weight-asian="normal" style:font-weight-complex="normal"/>
    </style:style>
    <style:style style:name="P14" style:family="paragraph" style:parent-style-name="Standard">
      <style:paragraph-properties fo:text-align="center" style:justify-single-word="false"/>
      <style:text-properties fo:color="#0000cc" style:font-name="Linux Libertine Display G" fo:font-size="14pt" style:font-size-asian="14pt" style:font-size-complex="14pt"/>
    </style:style>
    <style:style style:name="P15" style:family="paragraph" style:parent-style-name="Standard">
      <style:paragraph-properties fo:text-align="start" style:justify-single-word="false"/>
      <style:text-properties fo:color="#0000cc" style:font-name="Linux Libertine Display G" fo:font-style="italic" style:text-underline-style="solid" style:text-underline-width="auto" style:text-underline-color="font-color" style:font-style-asian="italic" style:font-style-complex="italic"/>
    </style:style>
    <style:style style:name="P16" style:family="paragraph" style:parent-style-name="Standard">
      <style:paragraph-properties fo:text-align="center" style:justify-single-word="false"/>
      <style:text-properties fo:color="#0000cc" style:font-name="Linux Libertine Display G" fo:font-size="12pt" fo:language="en" fo:country="US" style:font-size-asian="12pt" style:font-size-complex="12pt"/>
    </style:style>
    <style:style style:name="P17" style:family="paragraph" style:parent-style-name="Standard">
      <style:text-properties fo:color="#0000cc" style:text-position="0% 100%" style:font-name="Linux Libertine Display G" fo:font-size="12pt" fo:language="en" fo:country="US" fo:font-weight="bold" style:font-size-asian="12pt" style:font-weight-asian="bold" style:font-size-complex="12pt" style:font-weight-complex="bold"/>
    </style:style>
    <style:style style:name="P18" style:family="paragraph" style:parent-style-name="Standard">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20" style:family="paragraph" style:parent-style-name="Standard">
      <style:text-properties fo:color="#0000cc" style:text-position="0% 100%"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21" style:family="paragraph" style:parent-style-name="Standard">
      <style:paragraph-properties fo:text-align="start"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22" style:family="paragraph" style:parent-style-name="Standard">
      <style:text-properties fo:color="#0000cc" style:text-position="0% 100%" style:font-name="Linux Libertine Display G" fo:font-size="12pt" fo:language="en" fo:country="US" fo:font-weight="normal" style:font-name-asian="Symbol" style:font-size-asian="12pt" style:font-weight-asian="normal" style:font-name-complex="Symbol" style:font-size-complex="12pt" style:font-weight-complex="normal"/>
    </style:style>
    <style:style style:name="P23" style:family="paragraph" style:parent-style-name="Standard">
      <style:text-properties fo:color="#0000cc" style:text-position="0% 100%" style:font-name="Linux Libertine Display G" fo:font-size="12pt" fo:language="en" fo:country="US" fo:font-style="italic" fo:font-weight="normal" style:font-size-asian="12pt" style:font-style-asian="italic" style:font-weight-asian="normal" style:font-size-complex="12pt" style:font-style-complex="italic" style:font-weight-complex="normal"/>
    </style:style>
    <style:style style:name="P24" style:family="paragraph" style:parent-style-name="Standard">
      <style:text-properties fo:color="#0000cc"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style>
    <style:style style:name="P25" style:family="paragraph" style:parent-style-name="Standard">
      <style:text-properties fo:color="#0000cc" style:text-position="0% 100%" style:font-name="Linux Libertine Display G" fo:language="en" fo:country="US"/>
    </style:style>
    <style:style style:name="P26" style:family="paragraph" style:parent-style-name="Standard">
      <style:text-properties fo:color="#0000cc" style:text-position="0% 100%" style:font-name="Linux Libertine Display G" fo:language="en" fo:country="US" fo:font-weight="bold" style:font-weight-asian="bold" style:font-weight-complex="bold"/>
    </style:style>
    <style:style style:name="P27" style:family="paragraph" style:parent-style-name="Standard">
      <style:paragraph-properties fo:text-align="center" style:justify-single-word="false"/>
      <style:text-properties fo:color="#0000cc" style:text-position="0% 100%" style:font-name="Linux Libertine Display G" fo:font-size="14pt" fo:language="en" fo:country="US" fo:font-weight="normal" style:font-size-asian="14pt" style:font-weight-asian="normal" style:font-size-complex="14pt" style:font-weight-complex="normal"/>
    </style:style>
    <style:style style:name="P28" style:family="paragraph" style:parent-style-name="Standard">
      <style:paragraph-properties fo:text-align="center" style:justify-single-word="false"/>
      <style:text-properties fo:color="#0000cc" style:text-position="0% 100%" style:font-name="Linux Libertine Display G" fo:font-size="14pt" fo:language="en" fo:country="US"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text-align="center" style:justify-single-word="false"/>
      <style:text-properties fo:color="#0000cc" style:text-position="0% 100%" style:font-name="Linux Libertine Display G" fo:font-size="15pt" fo:language="en" fo:country="US" fo:font-weight="normal" style:font-size-asian="15pt" style:font-weight-asian="normal" style:font-size-complex="15pt" style:font-weight-complex="normal"/>
    </style:style>
    <style:style style:name="P30" style:family="paragraph" style:parent-style-name="Standard">
      <style:text-properties fo:color="#0000cc" style:text-position="super 58%" style:font-name="Linux Libertine Display G" fo:font-size="12pt" fo:language="en" fo:country="US" fo:font-weight="normal"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33" style:family="paragraph" style:parent-style-name="Standard" style:list-style-name="L8">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34" style:family="paragraph" style:parent-style-name="Standard" style:list-style-name="L14">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35" style:family="paragraph" style:parent-style-name="Standard" style:list-style-name="L15">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36" style:family="paragraph" style:parent-style-name="Standard" style:list-style-name="L17">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37" style:family="paragraph" style:parent-style-name="Standard" style:list-style-name="L18">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38" style:family="paragraph" style:parent-style-name="Standard" style:list-style-name="L19">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39" style:family="paragraph" style:parent-style-name="Standard" style:list-style-name="L21">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40" style:family="paragraph" style:parent-style-name="Standard">
      <style:paragraph-properties fo:text-align="center"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42"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bold" style:font-size-asian="12pt" style:font-weight-asian="bold" style:font-size-complex="12pt" style:font-weight-complex="bold"/>
    </style:style>
    <style:style style:name="P43"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italic" fo:font-weight="normal" style:font-size-asian="12pt" style:font-style-asian="italic" style:font-weight-asian="normal" style:font-size-complex="12pt" style:font-style-complex="italic" style:font-weight-complex="normal"/>
    </style:style>
    <style:style style:name="P44" style:family="paragraph" style:parent-style-name="Standard">
      <style:paragraph-properties fo:text-align="start" style:justify-single-word="false"/>
      <style:text-properties fo:font-variant="normal" fo:text-transform="none" fo:color="#222222" style:text-position="0% 100%" style:font-name="Linux Libertine Display G" fo:font-size="8pt" fo:letter-spacing="normal" fo:language="en" fo:country="US" fo:font-style="normal" fo:font-weight="normal" style:font-size-asian="8pt" style:font-style-asian="normal" style:font-weight-asian="normal" style:font-size-complex="8pt" style:font-style-complex="normal" style:font-weight-complex="normal"/>
    </style:style>
    <style:style style:name="P45" style:family="paragraph" style:parent-style-name="Standard">
      <style:text-properties fo:font-variant="normal" fo:text-transform="none" fo:color="#000000" style:text-position="0% 100%" style:font-name="Linux Libertine Display G" fo:font-size="12pt" fo:letter-spacing="normal" fo:language="en" fo:country="US" fo:font-style="normal" fo:font-weight="normal" style:font-size-asian="12pt" style:font-weight-asian="normal" style:font-size-complex="12pt" style:font-weight-complex="normal"/>
    </style:style>
    <style:style style:name="P46"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size-asian="12pt" style:font-weight-asian="normal" style:font-size-complex="12pt" style:font-weight-complex="normal"/>
    </style:style>
    <style:style style:name="P47" style:family="paragraph" style:parent-style-name="Standard">
      <style:paragraph-properties fo:text-align="center" style:justify-single-word="false"/>
      <style:text-properties fo:font-variant="normal" fo:text-transform="none" fo:color="#000000" style:text-position="0% 100%" style:font-name="Linux Libertine Display G" fo:font-size="12pt" fo:letter-spacing="normal" fo:language="en" fo:country="US" fo:font-style="normal" fo:font-weight="normal" style:font-size-asian="12pt" style:font-size-complex="12pt"/>
    </style:style>
    <style:style style:name="P48"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italic" style:text-underline-style="none" fo:font-weight="normal" style:font-name-asian="Linux Libertine Display G1" style:font-size-asian="12pt" style:font-style-asian="italic" style:font-weight-asian="normal" style:font-name-complex="Linux Libertine Display G1" style:font-size-complex="12pt" style:font-style-complex="italic" style:font-weight-complex="normal" style:text-overline-style="none" style:text-overline-color="font-color"/>
    </style:style>
    <style:style style:name="P49" style:family="paragraph" style:parent-style-name="Standard">
      <style:paragraph-properties fo:text-align="start" style:justify-single-word="false"/>
      <style:text-properties fo:font-variant="normal" fo:text-transform="none" fo:color="#000000" style:text-position="0% 100%" style:font-name="Linux Libertine Display G" fo:font-size="9pt" fo:letter-spacing="normal" fo:language="en" fo:country="US" fo:font-style="normal" fo:font-weight="normal" style:font-name-asian="Linux Libertine Display G1" style:font-size-asian="9pt" style:font-style-asian="normal" style:font-weight-asian="normal" style:font-name-complex="Linux Libertine Display G1" style:font-size-complex="9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0000cc"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51" style:family="paragraph" style:parent-style-name="Standard">
      <style:paragraph-properties fo:text-align="center" style:justify-single-word="false"/>
      <style:text-properties fo:font-variant="normal" fo:text-transform="none" fo:color="#0000cc"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00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53" style:family="paragraph" style:parent-style-name="Standard">
      <style:paragraph-properties fo:text-align="center" style:justify-single-word="false"/>
      <style:text-properties fo:font-variant="normal" fo:text-transform="none" fo:color="#0000cc" style:text-position="0% 100%" style:font-name="Linux Libertine Display G" fo:font-size="14pt" fo:letter-spacing="normal" fo:language="en" fo:country="US" fo:font-style="normal" fo:font-weight="normal" style:font-size-asian="14pt" style:font-style-asian="normal" style:font-weight-asian="normal" style:font-size-complex="14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cc0000"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56" style:family="paragraph" style:parent-style-name="Standard" style:list-style-name="L22">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57" style:family="paragraph" style:parent-style-name="Standard" style:list-style-name="L23">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58" style:family="paragraph" style:parent-style-name="Standard" style:list-style-name="L28">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59" style:family="paragraph" style:parent-style-name="Standard" style:list-style-name="L29">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60" style:family="paragraph" style:parent-style-name="Standard" style:list-style-name="L30">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61" style:family="paragraph" style:parent-style-name="Standard" style:list-style-name="L31">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62" style:family="paragraph" style:parent-style-name="Standard">
      <style:paragraph-properties fo:text-align="start" style:justify-single-word="false"/>
      <style:text-properties fo:font-variant="normal" fo:text-transform="none" fo:color="#030303"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63" style:family="paragraph" style:parent-style-name="Standard">
      <style:paragraph-properties fo:text-align="start" style:justify-single-word="false"/>
      <style:text-properties fo:font-variant="normal" fo:text-transform="none" fo:color="#030303" style:text-position="sub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64" style:family="paragraph" style:parent-style-name="Standard">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65" style:family="paragraph" style:parent-style-name="Standard">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66" style:family="paragraph" style:parent-style-name="Standard" style:list-style-name="L1">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67" style:family="paragraph" style:parent-style-name="Standard">
      <style:text-properties fo:color="#000000" style:text-position="0% 100%"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68" style:family="paragraph" style:parent-style-name="Standard" style:list-style-name="L32">
      <style:text-properties fo:color="#000000" style:text-position="0% 100%"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69" style:family="paragraph" style:parent-style-name="Standard" style:list-style-name="L32">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70" style:family="paragraph" style:parent-style-name="Standard" style:list-style-name="L35">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71" style:family="paragraph" style:parent-style-name="Standard">
      <style:text-properties fo:color="#000000" style:text-position="0% 100%" style:font-name="Linux Libertine Display G" fo:font-size="12pt" fo:language="en" fo:country="US" fo:font-weight="normal" style:font-name-asian="Times New Roman1" style:font-size-asian="12pt" style:font-weight-asian="normal" style:font-name-complex="Times New Roman1" style:font-size-complex="12pt" style:font-weight-complex="normal"/>
    </style:style>
    <style:style style:name="P72" style:family="paragraph" style:parent-style-name="Standard">
      <style:text-properties fo:color="#000000" style:text-position="0% 100%" style:font-name="Linux Libertine Display G" fo:font-size="12pt" fo:language="en" fo:country="US" fo:font-weight="normal" style:font-name-asian="Times New Roman1" style:font-size-asian="12pt" style:font-weight-asian="normal" style:font-name-complex="Times New Roman1" style:font-size-complex="12pt" style:font-weight-complex="normal" style:text-overline-style="none" style:text-overline-color="font-color"/>
    </style:style>
    <style:style style:name="P73" style:family="paragraph" style:parent-style-name="Standard">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74" style:family="paragraph" style:parent-style-name="Standard">
      <style:text-properties fo:color="#000000" style:text-position="0% 100%" style:font-name="Linux Libertine Display G" fo:font-size="12pt" fo:language="en" fo:country="US" fo:font-weight="normal" style:font-name-asian="Symbol" style:font-size-asian="12pt" style:font-weight-asian="normal" style:font-name-complex="Symbol" style:font-size-complex="12pt" style:font-weight-complex="normal"/>
    </style:style>
    <style:style style:name="P75" style:family="paragraph" style:parent-style-name="Standard">
      <style:text-properties fo:color="#000000" style:text-position="0% 100%" style:font-name="Linux Libertine Display G" fo:font-size="12pt" fo:language="en" fo:country="US" fo:font-weight="bold" style:font-size-asian="12pt" style:font-weight-asian="bold" style:font-size-complex="12pt" style:font-weight-complex="bold"/>
    </style:style>
    <style:style style:name="P76" style:family="paragraph" style:parent-style-name="Standard">
      <style:paragraph-properties fo:text-align="start" style:justify-single-word="false"/>
      <style:text-properties fo:color="#000000" style:text-position="0% 100%" style:font-name="Linux Libertine Display G" fo:font-size="12pt" fo:language="en" fo:country="US" fo:font-weight="bold" style:font-size-asian="12pt" style:font-weight-asian="bold" style:font-size-complex="12pt" style:font-weight-complex="bold"/>
    </style:style>
    <style:style style:name="P77" style:family="paragraph" style:parent-style-name="Standard">
      <style:text-properties fo:color="#000000" style:text-position="0% 100%" style:font-name="Linux Libertine Display G" fo:font-size="12pt" fo:language="en" fo:country="US" fo:font-style="italic" fo:font-weight="normal" style:font-size-asian="12pt" style:font-style-asian="italic" style:font-weight-asian="normal" style:font-size-complex="12pt" style:font-style-complex="italic" style:font-weight-complex="normal"/>
    </style:style>
    <style:style style:name="P78" style:family="paragraph" style:parent-style-name="Standard">
      <style:text-properties fo:color="#00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style>
    <style:style style:name="P79" style:family="paragraph" style:parent-style-name="Standard">
      <style:text-properties fo:color="#00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Standard" style:list-style-name="L41">
      <style:text-properties fo:color="#00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Standard">
      <style:text-properties fo:color="#000000" style:text-position="0% 100%" style:font-name="Linux Libertine Display G" fo:font-size="12pt" fo:language="en" fo:country="US"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82" style:family="paragraph" style:parent-style-name="Standard">
      <style:paragraph-properties fo:text-align="start" style:justify-single-word="false"/>
      <style:text-properties fo:color="#000000" style:text-position="0% 100%" style:font-name="Linux Libertine Display G" fo:font-size="12pt" fo:language="en" fo:country="US" fo:font-style="normal" style:font-name-asian="Linux Libertine Display G1" style:font-size-asian="12pt" style:font-style-asian="normal" style:font-name-complex="Linux Libertine Display G1" style:font-size-complex="12pt" style:font-style-complex="normal"/>
    </style:style>
    <style:style style:name="P83" style:family="paragraph" style:parent-style-name="Standard">
      <style:text-properties fo:color="#000000" style:text-position="0% 100%" style:font-name="Linux Libertine Display G" fo:font-size="12pt" fo:language="en" fo:country="US" style:font-size-asian="12pt" style:font-size-complex="12pt"/>
    </style:style>
    <style:style style:name="P84" style:family="paragraph" style:parent-style-name="Standard" style:list-style-name="L36">
      <style:text-properties fo:color="#000000" style:text-position="0% 100%" style:font-name="Linux Libertine Display G" fo:font-size="12pt" fo:language="en" fo:country="US" style:font-size-asian="12pt" style:font-size-complex="12pt"/>
    </style:style>
    <style:style style:name="P85" style:family="paragraph" style:parent-style-name="Standard">
      <style:text-properties fo:color="#000000" style:text-position="0% 100%" style:font-name="Linux Libertine Display G" fo:language="en" fo:country="US"/>
    </style:style>
    <style:style style:name="P86" style:family="paragraph" style:parent-style-name="Standard">
      <style:text-properties fo:color="#000000" style:text-position="0% 100%" style:font-name="Linux Libertine Display G" fo:language="en" fo:country="US" style:font-name-asian="Linux Libertine Display G1" style:font-name-complex="Linux Libertine Display G1"/>
    </style:style>
    <style:style style:name="P87" style:family="paragraph" style:parent-style-name="Standard">
      <style:paragraph-properties fo:text-align="start" style:justify-single-word="false"/>
      <style:text-properties fo:color="#000000" style:text-position="0% 100%" style:font-name="Linux Libertine Display G" fo:language="en" fo:country="US"/>
    </style:style>
    <style:style style:name="P88" style:family="paragraph" style:parent-style-name="Standard">
      <style:text-properties fo:color="#000000" style:text-position="super 58%" style:font-name="Linux Libertine Display G" fo:font-size="12pt" fo:language="en" fo:country="US" fo:font-weight="normal" style:font-size-asian="12pt" style:font-weight-asian="normal" style:font-size-complex="12pt" style:font-weight-complex="normal"/>
    </style:style>
    <style:style style:name="P89" style:family="paragraph" style:parent-style-name="Standard">
      <style:text-properties fo:color="#000000" style:text-position="super 58%"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90" style:family="paragraph" style:parent-style-name="Standard">
      <style:text-properties fo:color="#000000" style:text-position="super 58%" style:font-name="Linux Libertine Display G" fo:font-size="12pt" fo:language="en" fo:country="US" fo:font-weight="normal" style:font-name-asian="Times New Roman1" style:font-size-asian="12pt" style:font-weight-asian="normal" style:font-name-complex="Times New Roman1" style:font-size-complex="12pt" style:font-weight-complex="normal"/>
    </style:style>
    <style:style style:name="P91" style:family="paragraph" style:parent-style-name="Standard">
      <style:text-properties fo:color="#000000" style:text-position="super 58%" style:font-name="Linux Libertine Display G" fo:language="en" fo:country="US"/>
    </style:style>
    <style:style style:name="P92" style:family="paragraph" style:parent-style-name="Standard">
      <style:text-properties fo:color="#000000" style:text-position="sub 58%"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93" style:family="paragraph" style:parent-style-name="Standard">
      <style:paragraph-properties fo:text-align="start" style:justify-single-word="false"/>
      <style:text-properties fo:color="#000000" style:font-name="Linux Libertine Display G"/>
    </style:style>
    <style:style style:name="P94" style:family="paragraph" style:parent-style-name="Standard">
      <style:text-properties fo:color="#000000" style:font-name="Linux Libertine Display G" fo:font-size="12pt" fo:language="en" fo:country="US" style:font-size-asian="12pt" style:font-size-complex="12pt"/>
    </style:style>
    <style:style style:name="P95" style:family="paragraph" style:parent-style-name="Standard" style:list-style-name="L36">
      <style:text-properties fo:color="#000000" style:font-name="Linux Libertine Display G" fo:font-size="12pt" fo:language="en" fo:country="US" style:font-size-asian="12pt" style:font-size-complex="12pt"/>
    </style:style>
    <style:style style:name="P96" style:family="paragraph" style:parent-style-name="Standard">
      <style:text-properties fo:color="#000000" style:font-name="Linux Libertine Display G" fo:language="en" fo:country="US"/>
    </style:style>
    <style:style style:name="P97" style:family="paragraph" style:parent-style-name="Standard">
      <style:text-properties style:font-name="Linux Libertine Display G"/>
    </style:style>
    <style:style style:name="P98" style:family="paragraph" style:parent-style-name="Standard">
      <style:text-properties style:font-name="Linux Libertine Display G" fo:language="en" fo:country="US"/>
    </style:style>
    <style:style style:name="P99" style:family="paragraph" style:parent-style-name="Standard">
      <style:paragraph-properties fo:text-align="start" style:justify-single-word="false"/>
      <style:text-properties style:font-name="Linux Libertine Display G" fo:language="en" fo:country="US"/>
    </style:style>
    <style:style style:name="P100" style:family="paragraph" style:parent-style-name="Standard" style:list-style-name="L8">
      <style:paragraph-properties fo:text-align="start" style:justify-single-word="false"/>
      <style:text-properties style:font-name="Linux Libertine Display G" fo:language="en" fo:country="US"/>
    </style:style>
    <style:style style:name="P101" style:family="paragraph" style:parent-style-name="Standard" style:list-style-name="L14">
      <style:paragraph-properties fo:text-align="start" style:justify-single-word="false"/>
      <style:text-properties style:font-name="Linux Libertine Display G" fo:language="en" fo:country="US"/>
    </style:style>
    <style:style style:name="P102" style:family="paragraph" style:parent-style-name="Standard" style:list-style-name="L16">
      <style:paragraph-properties fo:text-align="start" style:justify-single-word="false"/>
      <style:text-properties style:font-name="Linux Libertine Display G" fo:language="en" fo:country="US"/>
    </style:style>
    <style:style style:name="P103" style:family="paragraph" style:parent-style-name="Standard" style:list-style-name="L17">
      <style:paragraph-properties fo:text-align="start" style:justify-single-word="false"/>
      <style:text-properties style:font-name="Linux Libertine Display G" fo:language="en" fo:country="US"/>
    </style:style>
    <style:style style:name="P104" style:family="paragraph" style:parent-style-name="Standard">
      <style:paragraph-properties fo:text-align="start" style:justify-single-word="false"/>
      <style:text-properties style:font-name="Linux Libertine Display G" fo:language="en" fo:country="US" fo:background-color="#ffffff"/>
    </style:style>
    <style:style style:name="P105" style:family="paragraph" style:parent-style-name="Standard" style:list-style-name="L32">
      <style:text-properties style:font-name="Linux Libertine Display G" fo:language="en" fo:country="US"/>
    </style:style>
    <style:style style:name="P106" style:family="paragraph" style:parent-style-name="Standard" style:list-style-name="L35">
      <style:text-properties style:font-name="Linux Libertine Display G" fo:language="en" fo:country="US"/>
    </style:style>
    <style:style style:name="P107" style:family="paragraph" style:parent-style-name="Standard" style:list-style-name="L36">
      <style:text-properties style:font-name="Linux Libertine Display G" fo:language="en" fo:country="US"/>
    </style:style>
    <style:style style:name="P108" style:family="paragraph" style:parent-style-name="Standard" style:list-style-name="L40">
      <style:text-properties style:font-name="Linux Libertine Display G" fo:language="en" fo:country="US"/>
    </style:style>
    <style:style style:name="P109" style:family="paragraph" style:parent-style-name="Standard" style:list-style-name="L1">
      <style:text-properties style:font-name="Linux Libertine Display G"/>
    </style:style>
    <style:style style:name="P110" style:family="paragraph" style:parent-style-name="Standard">
      <style:text-properties style:font-name="Linux Libertine Display G" fo:font-size="12pt" style:font-name-asian="Times New Roman1" style:font-size-asian="12pt" style:font-name-complex="Times New Roman1" style:font-size-complex="12pt"/>
    </style:style>
    <style:style style:name="P111" style:family="paragraph" style:parent-style-name="Standard">
      <style:paragraph-properties fo:text-align="start" style:justify-single-word="false"/>
      <style:text-properties style:font-name="Linux Libertine Display G" fo:font-size="12pt" fo:language="en" fo:country="US" style:font-size-asian="12pt" style:font-size-complex="12pt"/>
    </style:style>
    <style:style style:name="P112" style:family="paragraph" style:parent-style-name="Standard">
      <style:paragraph-properties fo:text-align="start" style:justify-single-word="false"/>
      <style:text-properties style:font-name="Linux Libertine Display G" fo:font-size="12pt" style:font-size-asian="12pt" style:font-size-complex="12pt"/>
    </style:style>
    <style:style style:name="P113" style:family="paragraph" style:parent-style-name="Standard">
      <style:paragraph-properties fo:text-align="start" style:justify-single-word="false"/>
      <style:text-properties style:font-name="Linux Libertine Display G"/>
    </style:style>
    <style:style style:name="P114" style:family="paragraph" style:parent-style-name="Standard" style:list-style-name="L5">
      <style:paragraph-properties fo:text-align="start" style:justify-single-word="false"/>
      <style:text-properties style:font-name="Linux Libertine Display G"/>
    </style:style>
    <style:style style:name="P115" style:family="paragraph" style:parent-style-name="Standard" style:list-style-name="L6">
      <style:paragraph-properties fo:text-align="start" style:justify-single-word="false"/>
      <style:text-properties style:font-name="Linux Libertine Display G"/>
    </style:style>
    <style:style style:name="P116" style:family="paragraph" style:parent-style-name="Standard" style:list-style-name="L7">
      <style:paragraph-properties fo:text-align="start" style:justify-single-word="false"/>
      <style:text-properties style:font-name="Linux Libertine Display G"/>
    </style:style>
    <style:style style:name="P117" style:family="paragraph" style:parent-style-name="Standard" style:list-style-name="L8">
      <style:paragraph-properties fo:text-align="start" style:justify-single-word="false"/>
      <style:text-properties style:font-name="Linux Libertine Display G"/>
    </style:style>
    <style:style style:name="P118" style:family="paragraph" style:parent-style-name="Standard" style:list-style-name="L25">
      <style:paragraph-properties fo:text-align="start" style:justify-single-word="false"/>
      <style:text-properties style:font-name="Linux Libertine Display G"/>
    </style:style>
    <style:style style:name="P119" style:family="paragraph" style:parent-style-name="Standard">
      <style:paragraph-properties fo:text-align="start" style:justify-single-word="false"/>
      <style:text-properties style:font-name="Linux Libertine Display G" style:text-underline-style="none"/>
    </style:style>
    <style:style style:name="P120" style:family="paragraph" style:parent-style-name="Standard">
      <style:paragraph-properties fo:text-align="start" style:justify-single-word="false"/>
      <style:text-properties style:font-name="Linux Libertine Display G" fo:font-size="11.5pt" style:font-name-asian="Symbol" style:font-size-asian="11.5pt" style:font-name-complex="Symbol" style:font-size-complex="11.5pt"/>
    </style:style>
    <style:style style:name="P121" style:family="paragraph" style:parent-style-name="Standard" style:list-style-name="L36">
      <style:text-properties style:font-name="Linux Libertine Display G"/>
    </style:style>
    <style:style style:name="P122" style:family="paragraph" style:parent-style-name="Standard">
      <style:paragraph-properties fo:text-align="center" style:justify-single-word="false"/>
      <style:text-properties fo:color="#000099" style:text-position="0% 100%" style:font-name="Linux Libertine Display G" fo:font-size="14pt" fo:language="en" fo:country="US" fo:font-style="normal"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P123" style:family="paragraph" style:parent-style-name="Standard">
      <style:paragraph-properties fo:text-align="center" style:justify-single-word="false"/>
      <style:text-properties fo:color="#000099" style:text-position="0% 100%" style:font-name="Linux Libertine Display G" fo:font-size="14pt" fo:language="en" fo:country="US" style:font-size-asian="14pt" style:font-size-complex="14pt"/>
    </style:style>
    <style:style style:name="P124" style:family="paragraph" style:parent-style-name="Standard">
      <style:text-properties fo:color="#ff3333" style:text-position="0% 100%" style:font-name="Linux Libertine Display G" fo:font-size="12pt" fo:language="en" fo:country="US"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125" style:family="paragraph" style:parent-style-name="Standard">
      <style:paragraph-properties fo:text-align="start" style:justify-single-word="false"/>
      <style:text-properties fo:color="#222222" style:text-position="0% 100%" style:font-name="Linux Libertine Display G" fo:font-size="12pt" fo:language="en" fo:country="US" fo:font-style="normal" style:font-size-asian="12pt" style:font-style-asian="normal" style:font-size-complex="12pt" style:font-style-complex="normal"/>
    </style:style>
    <style:style style:name="P126" style:family="paragraph" style:parent-style-name="Standard">
      <style:text-properties fo:color="#cc0000" style:text-position="0% 100%" style:font-name="Linux Libertine Display G" fo:language="en" fo:country="US"/>
    </style:style>
    <style:style style:name="P127" style:family="paragraph" style:parent-style-name="Standard">
      <style:text-properties fo:color="#cc0000" style:text-position="super 58%" style:font-name="Linux Libertine Display G" fo:language="en" fo:country="US"/>
    </style:style>
    <style:style style:name="P128" style:family="paragraph" style:parent-style-name="Standard">
      <style:paragraph-properties fo:text-align="center" style:justify-single-word="false" fo:break-before="page"/>
      <style:text-properties fo:color="#0000cc" style:font-name="Linux Libertine Display G" fo:font-size="14pt" style:font-size-asian="14pt" style:font-size-complex="14pt"/>
    </style:style>
    <style:style style:name="P129" style:family="paragraph" style:parent-style-name="Standard">
      <style:paragraph-properties fo:text-align="center" style:justify-single-word="false" fo:break-before="page"/>
      <style:text-properties fo:color="#0000cc" style:text-position="0% 100%" style:font-name="Linux Libertine Display G" fo:font-size="14pt" fo:language="en" fo:country="US" fo:font-weight="normal" style:font-size-asian="14pt" style:font-weight-asian="normal" style:font-size-complex="14pt" style:font-weight-complex="normal"/>
    </style:style>
    <style:style style:name="P130" style:family="paragraph" style:parent-style-name="Standard">
      <style:paragraph-properties fo:text-align="center" style:justify-single-word="false" fo:break-before="page"/>
      <style:text-properties fo:color="#0000cc" style:text-position="0% 100%" style:font-name="Linux Libertine Display G" fo:font-size="14pt" fo:language="en" fo:country="US" fo:font-weight="normal" style:font-size-asian="14pt" style:font-weight-asian="normal" style:font-size-complex="14pt" style:font-weight-complex="normal" style:text-overline-style="none" style:text-overline-color="font-color"/>
    </style:style>
    <style:style style:name="P131" style:family="paragraph" style:parent-style-name="Standard">
      <style:paragraph-properties fo:text-align="center" style:justify-single-word="false" fo:break-before="page"/>
      <style:text-properties fo:color="#0000cc" style:text-position="0% 100%" style:font-name="Linux Libertine Display G" fo:font-size="14pt" fo:language="en" fo:country="US" fo:font-style="normal" fo:font-weight="normal" style:font-size-asian="14pt" style:font-style-asian="normal" style:font-weight-asian="normal" style:font-size-complex="14pt" style:font-style-complex="normal" style:font-weight-complex="normal"/>
    </style:style>
    <style:style style:name="P132" style:family="paragraph" style:parent-style-name="Standard">
      <style:paragraph-properties fo:break-before="pag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33" style:family="paragraph" style:parent-style-name="Standard">
      <style:paragraph-properties fo:text-align="center" style:justify-single-word="false" fo:break-before="page"/>
      <style:text-properties fo:font-variant="normal" fo:text-transform="none" fo:color="#0000cc" style:text-position="0% 100%" style:font-name="Linux Libertine Display G" fo:font-size="14pt" fo:letter-spacing="normal" fo:language="en" fo:country="US"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paragraph-properties fo:text-align="center" style:justify-single-word="false" fo:break-before="page"/>
      <style:text-properties fo:font-variant="normal" fo:text-transform="none" fo:color="#0000cc" style:text-position="0% 100%" style:font-name="Linux Libertine Display G" fo:font-size="14pt" fo:letter-spacing="normal" fo:language="en" fo:country="US" fo:font-style="normal" style:text-underline-style="none"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135"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0000cc" style:text-position="0% 100%" style:font-name="Linux Libertine Display G" fo:font-size="14pt" fo:letter-spacing="normal" fo:language="en" fo:country="US" fo:font-style="normal" style:text-underline-style="none"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136" style:family="paragraph" style:parent-style-name="Standard">
      <style:paragraph-properties fo:margin-left="0in" fo:margin-right="0in" fo:text-align="start" style:justify-single-word="false" fo:text-indent="0in" style:auto-text-indent="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37" style:family="paragraph" style:parent-style-name="Standard" style:list-style-name="L30">
      <style:paragraph-properties fo:margin-left="0in" fo:margin-right="0in" fo:text-align="start" style:justify-single-word="false" fo:text-indent="0in" style:auto-text-indent="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38" style:family="paragraph" style:parent-style-name="Standard">
      <style:paragraph-properties fo:margin-left="0in" fo:margin-right="0in" fo:text-align="center" style:justify-single-word="false" fo:text-indent="0in" style:auto-text-indent="false"/>
      <style:text-properties fo:font-variant="normal" fo:text-transform="none" fo:color="#030303" style:text-position="0% 100%" style:font-name="Linux Libertine Display G" fo:font-size="10pt" fo:letter-spacing="normal" fo:language="en" fo:country="US" fo:font-style="normal" style:text-underline-style="none" fo:font-weight="normal" style:font-name-asian="Linux Libertine Display G1" style:font-size-asian="10pt" style:font-style-asian="normal" style:font-weight-asian="normal" style:font-name-complex="Linux Libertine Display G1" style:font-size-complex="10pt" style:font-style-complex="normal" style:font-weight-complex="normal" style:text-overline-style="none" style:text-overline-color="font-color"/>
    </style:style>
    <style:style style:name="P139" style:family="paragraph" style:parent-style-name="Standard">
      <style:paragraph-properties fo:margin-left="0in" fo:margin-right="0in" fo:text-align="start" style:justify-single-word="false" fo:text-indent="0in" style:auto-text-indent="false"/>
      <style:text-properties fo:font-variant="normal" fo:text-transform="none" fo:color="#030303"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40" style:family="paragraph" style:parent-style-name="Standard">
      <style:paragraph-properties fo:margin-left="0in" fo:margin-right="0in" fo:text-align="start" style:justify-single-word="false" fo:text-indent="0in" style:auto-text-indent="false"/>
      <style:text-properties fo:font-variant="normal" fo:text-transform="none" fo:color="#030303" style:text-position="super 58%" style:font-name="Linux Libertine Display G" fo:font-size="16pt" fo:letter-spacing="normal" fo:language="en" fo:country="US" fo:font-style="normal" style:text-underline-style="none" fo:font-weight="normal" style:font-name-asian="Linux Libertine Display G1" style:font-size-asian="16pt" style:font-style-asian="normal" style:font-weight-asian="normal" style:font-name-complex="Linux Libertine Display G1" style:font-size-complex="16pt" style:font-style-complex="normal" style:font-weight-complex="normal" style:text-overline-style="none" style:text-overline-color="font-color"/>
    </style:style>
    <style:style style:name="P141" style:family="paragraph" style:parent-style-name="Standard">
      <style:paragraph-properties fo:margin-left="0in" fo:margin-right="0in" fo:text-align="center" style:justify-single-word="false" fo:text-indent="0in" style:auto-text-indent="false"/>
      <style:text-properties fo:font-variant="normal" fo:text-transform="none" fo:color="#030303" style:text-position="super 58%" style:font-name="Linux Libertine Display G" fo:font-size="10pt" fo:letter-spacing="normal" fo:language="en" fo:country="US" fo:font-style="normal" style:text-underline-style="none" fo:font-weight="normal" style:font-name-asian="Linux Libertine Display G1" style:font-size-asian="10pt" style:font-style-asian="normal" style:font-weight-asian="normal" style:font-name-complex="Linux Libertine Display G1" style:font-size-complex="10pt" style:font-style-complex="normal" style:font-weight-complex="normal" style:text-overline-style="none" style:text-overline-color="font-color"/>
    </style:style>
    <style:style style:name="P142" style:family="paragraph" style:parent-style-name="Standard">
      <style:paragraph-properties fo:margin-left="0in" fo:margin-right="0in" fo:text-align="start" style:justify-single-word="false" fo:text-indent="0in" style:auto-text-indent="false"/>
      <style:text-properties fo:font-variant="normal" fo:text-transform="none" fo:color="#030303" style:text-position="sub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43" style:family="paragraph" style:parent-style-name="Standard">
      <style:paragraph-properties fo:margin-left="0in" fo:margin-right="0in" fo:text-align="start" style:justify-single-word="false" fo:text-indent="0in" style:auto-text-indent="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44" style:family="paragraph" style:parent-style-name="Standard">
      <style:paragraph-properties fo:margin-left="0in" fo:margin-right="0in" fo:text-align="center" style:justify-single-word="false" fo:text-indent="0in" style:auto-text-indent="false"/>
      <style:text-properties fo:font-variant="normal" fo:text-transform="none" fo:color="#0000cc" style:text-position="0% 100%" style:font-name="Linux Libertine Display G" fo:font-size="14pt" fo:letter-spacing="normal" fo:language="en" fo:country="US" fo:font-style="normal" style:text-underline-style="none"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145" style:family="paragraph" style:parent-style-name="Standard">
      <style:paragraph-properties fo:margin-left="0in" fo:margin-right="0in" fo:text-align="start" style:justify-single-word="false" fo:text-indent="0in" style:auto-text-indent="false"/>
      <style:text-properties fo:font-variant="normal" fo:text-transform="none" fo:color="#00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46" style:family="paragraph" style:parent-style-name="Standard">
      <style:paragraph-properties fo:margin-left="0in" fo:margin-right="0in" fo:text-align="start" style:justify-single-word="false" fo:text-indent="0in" style:auto-text-indent="false" fo:background-color="#cfe7f5">
        <style:background-image/>
      </style:paragraph-properties>
      <style:text-properties fo:font-variant="normal" fo:text-transform="none" fo:color="#6600cc"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47" style:family="paragraph" style:parent-style-name="Standard">
      <style:paragraph-properties fo:margin-left="0in" fo:margin-right="0in" fo:text-align="start" style:justify-single-word="false" fo:text-indent="0in" style:auto-text-indent="false" fo:background-color="#cfe7f5">
        <style:background-image/>
      </style:paragraph-properties>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48" style:family="paragraph" style:parent-style-name="Standard">
      <style:paragraph-properties fo:margin-left="0in" fo:margin-right="0in" fo:text-align="start" style:justify-single-word="false" fo:text-indent="0in" style:auto-text-indent="false" fo:background-color="#cfe7f5">
        <style:background-image/>
      </style:paragraph-properties>
      <style:text-properties fo:font-variant="normal" fo:text-transform="none" fo:color="#030303"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49" style:family="paragraph" style:parent-style-name="Standard">
      <style:paragraph-properties fo:margin-left="0in" fo:margin-right="0in" fo:text-align="start" style:justify-single-word="false" fo:text-indent="0in" style:auto-text-indent="false" fo:background-color="#ffcccc">
        <style:background-image/>
      </style:paragraph-properties>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50" style:family="paragraph" style:parent-style-name="Standard">
      <style:paragraph-properties fo:margin-left="0in" fo:margin-right="0in" fo:text-align="start" style:justify-single-word="false" fo:text-indent="0in" style:auto-text-indent="false" fo:background-color="#ffcccc">
        <style:background-image/>
      </style:paragraph-properties>
      <style:text-properties fo:font-variant="normal" fo:text-transform="none" fo:color="#030303"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51" style:family="paragraph" style:parent-style-name="Standard">
      <style:paragraph-properties fo:margin-top="0in" fo:margin-bottom="0in"/>
      <style:text-properties fo:color="#000000" style:text-position="0% 100%" style:font-name="Linux Libertine Display G" fo:language="en" fo:country="US"/>
    </style:style>
    <style:style style:name="P152" style:family="paragraph" style:parent-style-name="Standard">
      <style:paragraph-properties fo:margin-top="0in" fo:margin-bottom="0in"/>
      <style:text-properties fo:color="#cc0000" style:text-position="0% 100%" style:font-name="Linux Libertine Display G" fo:language="en" fo:country="US"/>
    </style:style>
    <style:style style:name="P153" style:family="paragraph" style:parent-style-name="Standard">
      <style:paragraph-properties fo:margin-top="0in" fo:margin-bottom="0in"/>
      <style:text-properties style:text-position="0% 100%" style:font-name="Linux Libertine Display G" fo:language="en" fo:country="US"/>
    </style:style>
    <style:style style:name="T1" style:family="text">
      <style:text-properties fo:color="#0000cc"/>
    </style:style>
    <style:style style:name="T2" style:family="text">
      <style:text-properties fo:color="#0000cc" fo:font-size="12pt" style:font-size-asian="12pt" style:font-size-complex="12pt"/>
    </style:style>
    <style:style style:name="T3" style:family="text">
      <style:text-properties fo:color="#0000cc" style:text-position="0% 100%"/>
    </style:style>
    <style:style style:name="T4" style:family="text">
      <style:text-properties fo:color="#0000cc" style:text-position="0% 100%" fo:font-size="12pt" fo:font-weight="bold" style:font-size-asian="12pt" style:font-weight-asian="bold" style:font-size-complex="12pt" style:font-weight-complex="bold"/>
    </style:style>
    <style:style style:name="T5" style:family="text">
      <style:text-properties fo:color="#0000cc" style:text-position="0% 100%" fo:font-size="12pt" style:font-name-asian="Times New Roman1" style:font-size-asian="12pt" style:font-name-complex="Times New Roman1" style:font-size-complex="12pt"/>
    </style:style>
    <style:style style:name="T6" style:family="text">
      <style:text-properties fo:color="#0000cc" style:text-position="0% 100%" fo:font-size="12pt" fo:font-weight="normal" style:font-size-asian="12pt" style:font-weight-asian="normal" style:font-size-complex="12pt" style:font-weight-complex="normal"/>
    </style:style>
    <style:style style:name="T7" style:family="text">
      <style:text-properties fo:color="#0000cc" style:text-position="0% 100%" fo:font-size="12pt" fo:font-weight="normal" style:font-size-asian="12pt" style:font-weight-asian="normal" style:font-size-complex="12pt" style:font-weight-complex="normal" style:text-overline-style="none" style:text-overline-color="font-color"/>
    </style:style>
    <style:style style:name="T8" style:family="text">
      <style:text-properties fo:color="#0000cc" style:text-position="0% 100%" style:text-overline-style="none" style:text-overline-color="font-color"/>
    </style:style>
    <style:style style:name="T9" style:family="text">
      <style:text-properties fo:color="#0000cc" style:text-position="0% 100%" style:text-overline-style="solid" style:text-overline-width="auto" style:text-overline-color="font-color"/>
    </style:style>
    <style:style style:name="T10" style:family="text">
      <style:text-properties fo:color="#0000cc" fo:font-weight="normal" style:font-weight-asian="normal" style:font-weight-complex="normal"/>
    </style:style>
    <style:style style:name="T11" style:family="text">
      <style:text-properties fo:color="#0000cc" fo:font-weight="bold" style:font-weight-asian="bold" style:font-weight-complex="bold"/>
    </style:style>
    <style:style style:name="T12" style:family="text">
      <style:text-properties fo:color="#0000cc" style:text-position="super 58%"/>
    </style:style>
    <style:style style:name="T13" style:family="text">
      <style:text-properties fo:color="#0000cc" style:text-position="super 58%" fo:font-size="12pt" style:font-name-asian="Times New Roman1" style:font-size-asian="12pt" style:font-name-complex="Times New Roman1" style:font-size-complex="12pt"/>
    </style:style>
    <style:style style:name="T14" style:family="text">
      <style:text-properties fo:color="#0000cc" style:text-position="super 58%" style:text-overline-style="none" style:text-overline-color="font-color"/>
    </style:style>
    <style:style style:name="T15" style:family="text">
      <style:text-properties fo:color="#0000cc" fo:font-size="14pt" style:font-size-asian="14pt" style:font-size-complex="14pt"/>
    </style:style>
    <style:style style:name="T16" style:family="text">
      <style:text-properties fo:color="#0000cc" fo:font-size="14pt" fo:font-weight="normal" style:font-size-asian="14pt" style:font-weight-asian="normal" style:font-size-complex="14pt" style:font-weight-complex="normal"/>
    </style:style>
    <style:style style:name="T17" style:family="text">
      <style:text-properties fo:color="#0000cc" style:font-name-asian="Linux Libertine Display G1" style:font-name-complex="Linux Libertine Display G1"/>
    </style:style>
    <style:style style:name="T18" style:family="text">
      <style:text-properties fo:color="#0000cc" style:text-position="sub 58%"/>
    </style:style>
    <style:style style:name="T19" style:family="text">
      <style:text-properties fo:color="#0000cc" style:text-overline-style="none" style:text-overline-color="font-color"/>
    </style:style>
    <style:style style:name="T20" style:family="text">
      <style:text-properties fo:color="#000000"/>
    </style:style>
    <style:style style:name="T21" style:family="text">
      <style:text-properties fo:color="#000000" fo:font-size="12pt" fo:font-weight="normal" style:font-size-asian="12pt" style:font-weight-asian="normal" style:font-size-complex="12pt" style:font-weight-complex="normal"/>
    </style:style>
    <style:style style:name="T22" style:family="text">
      <style:text-properties fo:color="#000000" fo:font-size="12pt" style:font-size-asian="12pt" style:font-size-complex="12pt"/>
    </style:style>
    <style:style style:name="T23" style:family="text">
      <style:text-properties fo:color="#000000" fo:font-size="12pt" fo:language="en" fo:country="US" style:font-size-asian="12pt" style:font-size-complex="12pt"/>
    </style:style>
    <style:style style:name="T24" style:family="text">
      <style:text-properties fo:color="#000000" fo:font-size="12pt" fo:language="en" fo:country="US" style:font-size-asian="12pt" style:font-size-complex="12pt" style:text-overline-style="solid" style:text-overline-width="auto" style:text-overline-color="font-color"/>
    </style:style>
    <style:style style:name="T25" style:family="text">
      <style:text-properties fo:color="#000000" style:text-position="0% 100%"/>
    </style:style>
    <style:style style:name="T26" style:family="text">
      <style:text-properties fo:color="#000000" style:text-position="0% 100%" fo:font-size="12pt" fo:font-weight="normal" style:font-size-asian="12pt" style:font-weight-asian="normal" style:font-size-complex="12pt" style:font-weight-complex="normal"/>
    </style:style>
    <style:style style:name="T27" style:family="text">
      <style:text-properties fo:color="#000000" style:text-position="0% 100%" fo:font-size="12pt" fo:font-weight="normal" style:font-size-asian="12pt" style:font-weight-asian="normal" style:font-size-complex="12pt" style:font-weight-complex="normal" style:text-overline-style="none" style:text-overline-color="font-color"/>
    </style:style>
    <style:style style:name="T28" style:family="text">
      <style:text-properties fo:color="#000000" style:text-position="0% 100%" fo:font-size="12pt" fo:font-weight="normal" style:font-size-asian="12pt" style:font-weight-asian="normal" style:font-size-complex="12pt" style:font-weight-complex="normal" style:text-overline-style="solid" style:text-overline-width="auto" style:text-overline-color="font-color"/>
    </style:style>
    <style:style style:name="T29" style:family="text">
      <style:text-properties fo:color="#000000" style:text-position="0% 100%" fo:font-size="12pt" fo:font-weight="bold" style:font-size-asian="12pt" style:font-weight-asian="bold" style:font-size-complex="12pt" style:font-weight-complex="bold"/>
    </style:style>
    <style:style style:name="T30" style:family="text">
      <style:text-properties fo:color="#000000" style:text-position="0% 100%" fo:font-size="12pt" fo:language="en" fo:country="US" fo:font-weight="normal" style:font-size-asian="12pt" style:font-weight-asian="normal" style:font-size-complex="12pt" style:font-weight-complex="normal"/>
    </style:style>
    <style:style style:name="T31" style:family="text">
      <style:text-properties fo:color="#000000" style:text-position="0% 100%" fo:font-size="12pt" fo:language="en" fo:country="US" style:font-size-asian="12pt" style:font-size-complex="12pt"/>
    </style:style>
    <style:style style:name="T32" style:family="text">
      <style:text-properties fo:color="#000000" style:text-position="0% 100%" fo:font-size="12pt" fo:language="en" fo:country="US" style:font-size-asian="12pt" style:font-size-complex="12pt" style:text-overline-style="solid" style:text-overline-width="auto" style:text-overline-color="font-color"/>
    </style:style>
    <style:style style:name="T33" style:family="text">
      <style:text-properties fo:color="#000000" style:text-position="0% 100%" fo:font-size="12pt" fo:language="en" fo:country="US" style:font-size-asian="12pt" style:font-size-complex="12pt" style:text-overline-style="none" style:text-overline-color="font-color"/>
    </style:style>
    <style:style style:name="T34" style:family="text">
      <style:text-properties fo:color="#000000" style:text-position="0% 100%" fo:font-size="12pt" fo:language="en" fo:country="US" fo:font-style="italic" style:font-size-asian="12pt" style:font-style-asian="italic" style:font-size-complex="12pt" style:font-style-complex="italic"/>
    </style:style>
    <style:style style:name="T35" style:family="text">
      <style:text-properties fo:color="#000000" style:text-position="0% 100%" style:font-name-asian="SimSun" style:font-name-complex="Lucida Sans"/>
    </style:style>
    <style:style style:name="T36" style:family="text">
      <style:text-properties fo:color="#000000" style:text-position="0% 100%" fo:font-style="normal" style:font-style-asian="normal" style:font-style-complex="normal"/>
    </style:style>
    <style:style style:name="T37" style:family="text">
      <style:text-properties fo:color="#000000" style:text-position="0% 100%" style:font-name-asian="Linux Libertine Display G1" style:font-name-complex="Linux Libertine Display G1"/>
    </style:style>
    <style:style style:name="T38" style:family="text">
      <style:text-properties fo:color="#000000" fo:font-weight="normal" style:font-weight-asian="normal" style:font-weight-complex="normal"/>
    </style:style>
    <style:style style:name="T39" style:family="text">
      <style:text-properties fo:color="#000000" style:text-position="super 58%"/>
    </style:style>
    <style:style style:name="T40" style:family="text">
      <style:text-properties fo:color="#000000" style:text-position="super 58%" fo:font-style="normal" style:font-style-asian="normal" style:font-style-complex="normal"/>
    </style:style>
    <style:style style:name="T41" style:family="text">
      <style:text-properties fo:color="#000000" style:text-position="super 58%" fo:font-style="normal" style:font-name-asian="Times New Roman1" style:font-style-asian="normal" style:font-name-complex="Times New Roman1" style:font-style-complex="normal"/>
    </style:style>
    <style:style style:name="T42" style:family="text">
      <style:text-properties fo:color="#000000" style:text-position="super 58%" style:font-name-asian="SimSun" style:font-name-complex="Lucida Sans"/>
    </style:style>
    <style:style style:name="T43" style:family="text">
      <style:text-properties fo:color="#000000" style:text-position="super 58%" style:font-name-asian="Times New Roman1" style:font-name-complex="Times New Roman1"/>
    </style:style>
    <style:style style:name="T44" style:family="text">
      <style:text-properties fo:color="#000000" style:text-position="super 58%" style:font-name-asian="Symbol" style:font-name-complex="Symbol"/>
    </style:style>
    <style:style style:name="T45" style:family="text">
      <style:text-properties fo:color="#000000" style:text-position="super 58%" fo:font-size="12pt" fo:language="en" fo:country="US" fo:font-weight="normal" style:font-size-asian="12pt" style:font-weight-asian="normal" style:font-size-complex="12pt" style:font-weight-complex="normal"/>
    </style:style>
    <style:style style:name="T46" style:family="text">
      <style:text-properties fo:color="#000000" style:text-position="super 58%" fo:font-size="12pt" fo:language="en" fo:country="US" style:font-size-asian="12pt" style:font-size-complex="12pt"/>
    </style:style>
    <style:style style:name="T47" style:family="text">
      <style:text-properties fo:color="#000000" style:text-position="super 58%" fo:font-size="12pt" fo:font-weight="normal" style:font-size-asian="12pt" style:font-weight-asian="normal" style:font-size-complex="12pt" style:font-weight-complex="normal"/>
    </style:style>
    <style:style style:name="T48" style:family="text">
      <style:text-properties fo:color="#000000" style:text-position="super 58%" fo:font-size="12pt" fo:font-weight="normal" style:font-size-asian="12pt" style:font-weight-asian="normal" style:font-size-complex="12pt" style:font-weight-complex="normal" style:text-overline-style="none" style:text-overline-color="font-color"/>
    </style:style>
    <style:style style:name="T49" style:family="text">
      <style:text-properties fo:color="#000000" fo:font-style="normal" style:font-style-asian="normal" style:font-style-complex="normal"/>
    </style:style>
    <style:style style:name="T50" style:family="text">
      <style:text-properties fo:color="#000000" fo:font-style="normal" style:font-style-asian="normal" style:font-style-complex="normal" style:text-overline-style="solid" style:text-overline-width="auto" style:text-overline-color="font-color"/>
    </style:style>
    <style:style style:name="T51" style:family="text">
      <style:text-properties fo:color="#000000" fo:font-style="normal" style:font-name-asian="Times New Roman1" style:font-style-asian="normal" style:font-name-complex="Times New Roman1" style:font-style-complex="normal"/>
    </style:style>
    <style:style style:name="T52" style:family="text">
      <style:text-properties fo:color="#000000" fo:font-style="italic" style:font-style-asian="italic" style:font-style-complex="italic"/>
    </style:style>
    <style:style style:name="T53" style:family="text">
      <style:text-properties fo:color="#000000" style:text-position="sub 58%"/>
    </style:style>
    <style:style style:name="T54" style:family="text">
      <style:text-properties fo:color="#000000" style:text-position="sub 58%" style:font-name-asian="SimSun" style:font-name-complex="Lucida Sans"/>
    </style:style>
    <style:style style:name="T55" style:family="text">
      <style:text-properties fo:color="#000000" style:text-position="sub 58%" fo:font-style="normal" style:font-style-asian="normal" style:font-style-complex="normal"/>
    </style:style>
    <style:style style:name="T56" style:family="text">
      <style:text-properties fo:color="#000000" style:font-name-asian="Times New Roman1" style:font-name-complex="Times New Roman1"/>
    </style:style>
    <style:style style:name="T57" style:family="text">
      <style:text-properties fo:color="#000000" style:font-name-asian="Times New Roman1" style:font-name-complex="Times New Roman1" style:text-overline-style="solid" style:text-overline-width="auto" style:text-overline-color="font-color"/>
    </style:style>
    <style:style style:name="T58" style:family="text">
      <style:text-properties fo:color="#000000" style:font-name-asian="SimSun" style:font-name-complex="Lucida Sans"/>
    </style:style>
    <style:style style:name="T59" style:family="text">
      <style:text-properties fo:color="#000000" style:font-name-asian="SimSun" style:font-name-complex="Lucida Sans" style:text-overline-style="solid" style:text-overline-width="auto" style:text-overline-color="font-color"/>
    </style:style>
    <style:style style:name="T60" style:family="text">
      <style:text-properties fo:color="#000000" style:font-name-asian="Symbol" style:font-name-complex="Symbol"/>
    </style:style>
    <style:style style:name="T61" style:family="text">
      <style:text-properties fo:color="#000000" style:font-name-asian="Linux Libertine Display G1" style:font-name-complex="Linux Libertine Display G1"/>
    </style:style>
    <style:style style:name="T62" style:family="text">
      <style:text-properties fo:color="#000000" style:text-underline-style="solid" style:text-underline-width="auto" style:text-underline-color="font-color"/>
    </style:style>
    <style:style style:name="T63" style:family="text">
      <style:text-properties fo:color="#000000" fo:background-color="#ffff99"/>
    </style:style>
    <style:style style:name="T64" style:family="text">
      <style:text-properties fo:color="#000000" fo:font-size="14pt" style:font-size-asian="14pt" style:font-size-complex="14pt"/>
    </style:style>
    <style:style style:name="T65" style:family="text">
      <style:text-properties fo:color="#000000" style:text-line-through-style="solid" style:text-position="0% 100%" fo:font-size="12pt" fo:font-weight="normal" style:font-size-asian="12pt" style:font-weight-asian="normal" style:font-size-complex="12pt" style:font-weight-complex="normal" style:text-overline-style="solid" style:text-overline-width="auto" style:text-overline-color="font-color"/>
    </style:style>
    <style:style style:name="T66" style:family="text">
      <style:text-properties fo:color="#000000" style:text-line-through-style="none" style:text-position="0% 100%" fo:font-size="12pt" fo:font-weight="normal" style:font-size-asian="12pt" style:font-weight-asian="normal" style:font-size-complex="12pt" style:font-weight-complex="normal" style:text-overline-style="none" style:text-overline-color="font-color"/>
    </style:style>
    <style:style style:name="T67" style:family="text">
      <style:text-properties fo:color="#000000" style:font-name="Linux Libertine Display G" fo:font-size="12pt" fo:language="en" fo:country="US" style:font-size-asian="12pt" style:font-size-complex="12pt"/>
    </style:style>
    <style:style style:name="T68" style:family="text">
      <style:text-properties fo:color="#000000" style:text-overline-style="solid" style:text-overline-width="auto" style:text-overline-color="font-color"/>
    </style:style>
    <style:style style:name="T69" style:family="text">
      <style:text-properties style:font-style-asian="normal" style:font-style-complex="normal"/>
    </style:style>
    <style:style style:name="T70" style:family="text">
      <style:text-properties fo:font-size="12pt" style:font-size-asian="12pt" style:font-size-complex="12pt"/>
    </style:style>
    <style:style style:name="T71" style:family="text">
      <style:text-properties fo:font-size="12pt" style:font-size-asian="12pt" style:font-size-complex="12pt" style:text-overline-style="solid" style:text-overline-width="auto" style:text-overline-color="font-color"/>
    </style:style>
    <style:style style:name="T72" style:family="text">
      <style:text-properties fo:font-size="12pt" fo:font-weight="normal" style:font-size-asian="12pt" style:font-weight-asian="normal" style:font-size-complex="12pt" style:font-weight-complex="normal"/>
    </style:style>
    <style:style style:name="T73" style:family="text">
      <style:text-properties fo:font-size="12pt" style:font-name-asian="Times New Roman1" style:font-size-asian="12pt" style:font-name-complex="Times New Roman1" style:font-size-complex="12pt"/>
    </style:style>
    <style:style style:name="T74" style:family="text">
      <style:text-properties fo:font-size="12pt" fo:font-style="italic" style:font-size-asian="12pt" style:font-style-asian="italic" style:font-size-complex="12pt" style:font-style-complex="italic"/>
    </style:style>
    <style:style style:name="T75" style:family="text">
      <style:text-properties fo:font-size="12pt" fo:language="en" fo:country="US" style:font-size-asian="12pt" style:font-size-complex="12pt"/>
    </style:style>
    <style:style style:name="T76" style:family="text">
      <style:text-properties fo:font-size="12pt"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T77" style:family="text">
      <style:text-properties fo:font-size="12pt" fo:font-style="normal" fo:font-weight="normal" style:font-size-asian="12pt" style:font-style-asian="normal" style:font-weight-asian="normal" style:font-size-complex="12pt" style:font-style-complex="normal" style:font-weight-complex="normal" style:text-overline-style="solid" style:text-overline-width="auto" style:text-overline-color="font-color"/>
    </style:style>
    <style:style style:name="T78" style:family="text">
      <style:text-properties fo:color="#ff3333"/>
    </style:style>
    <style:style style:name="T79" style:family="text">
      <style:text-properties fo:color="#ff3333" style:text-position="super 58%"/>
    </style:style>
    <style:style style:name="T80" style:family="text">
      <style:text-properties fo:color="#ff3333" style:text-position="super 58%" fo:font-style="normal" style:font-name-asian="Times New Roman1" style:font-style-asian="normal" style:font-name-complex="Times New Roman1" style:font-style-complex="normal"/>
    </style:style>
    <style:style style:name="T81" style:family="text">
      <style:text-properties fo:color="#ff3333" fo:font-style="normal" style:font-name-asian="Times New Roman1" style:font-style-asian="normal" style:font-name-complex="Times New Roman1" style:font-style-complex="normal"/>
    </style:style>
    <style:style style:name="T82" style:family="text">
      <style:text-properties fo:color="#ff3333" fo:font-style="normal" style:font-name-asian="Symbol" style:font-style-asian="normal" style:font-name-complex="Symbol" style:font-style-complex="normal"/>
    </style:style>
    <style:style style:name="T83" style:family="text">
      <style:text-properties fo:color="#ff3333" style:font-name-asian="Symbol" style:font-name-complex="Symbol"/>
    </style:style>
    <style:style style:name="T84" style:family="text">
      <style:text-properties fo:color="#ff3333" style:text-overline-style="none" style:text-overline-color="font-color"/>
    </style:style>
    <style:style style:name="T85" style:family="text">
      <style:text-properties style:text-position="super 58%"/>
    </style:style>
    <style:style style:name="T86" style:family="text">
      <style:text-properties style:text-position="super 58%" style:font-name-asian="SimSun" style:font-name-complex="Lucida Sans"/>
    </style:style>
    <style:style style:name="T87" style:family="text">
      <style:text-properties style:text-position="super 58%" fo:font-style="normal" style:font-name-asian="Times New Roman1" style:font-style-asian="normal" style:font-name-complex="Times New Roman1" style:font-style-complex="normal"/>
    </style:style>
    <style:style style:name="T88" style:family="text">
      <style:text-properties style:text-position="super 58%" style:font-name-asian="Symbol" style:font-name-complex="Symbol"/>
    </style:style>
    <style:style style:name="T89" style:family="text">
      <style:text-properties style:text-position="super 58%" fo:font-size="12pt" style:font-name-asian="Times New Roman1" style:font-size-asian="12pt" style:font-name-complex="Times New Roman1" style:font-size-complex="12pt"/>
    </style:style>
    <style:style style:name="T90" style:family="text">
      <style:text-properties style:text-position="super 58%" fo:font-size="12pt" fo:language="en" fo:country="US" style:font-size-asian="12pt" style:font-size-complex="12pt"/>
    </style:style>
    <style:style style:name="T91" style:family="text">
      <style:text-properties style:text-position="super 58%" fo:font-size="12pt" fo:language="en" fo:country="US" fo:background-color="#ffffff" style:font-size-asian="12pt" style:font-size-complex="12pt"/>
    </style:style>
    <style:style style:name="T92" style:family="text">
      <style:text-properties style:text-position="super 58%" fo:font-size="12pt"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T93" style:family="text">
      <style:text-properties style:text-position="super 58%" fo:font-size="12pt" fo:font-style="normal" fo:font-weight="normal" style:font-size-asian="12pt" style:font-style-asian="normal" style:font-weight-asian="normal" style:font-size-complex="12pt" style:font-style-complex="normal" style:font-weight-complex="normal" style:text-overline-style="solid" style:text-overline-width="auto" style:text-overline-color="font-color"/>
    </style:style>
    <style:style style:name="T94" style:family="text">
      <style:text-properties style:text-position="super 58%" fo:font-size="11.5pt" style:font-name-asian="Symbol" style:font-size-asian="11.5pt" style:font-name-complex="Symbol" style:font-size-complex="11.5pt"/>
    </style:style>
    <style:style style:name="T95" style:family="text">
      <style:text-properties style:text-position="super 58%" fo:background-color="#cfe7f5"/>
    </style:style>
    <style:style style:name="T96" style:family="text">
      <style:text-properties style:text-position="super 58%" style:text-overline-style="none" style:text-overline-color="font-color"/>
    </style:style>
    <style:style style:name="T97" style:family="text">
      <style:text-properties style:text-position="super 58%" style:font-name-asian="Times New Roman1" style:font-name-complex="Times New Roman1" style:text-overline-style="none" style:text-overline-color="font-color"/>
    </style:style>
    <style:style style:name="T98" style:family="text">
      <style:text-properties style:text-position="super 58%" style:text-overline-style="solid" style:text-overline-width="auto" style:text-overline-color="font-color"/>
    </style:style>
    <style:style style:name="T99" style:family="text">
      <style:text-properties style:text-position="sub 58%"/>
    </style:style>
    <style:style style:name="T100" style:family="text">
      <style:text-properties style:text-position="sub 58%" fo:font-size="12pt" style:font-name-asian="Times New Roman1" style:font-size-asian="12pt" style:font-name-complex="Times New Roman1" style:font-size-complex="12pt"/>
    </style:style>
    <style:style style:name="T101" style:family="text">
      <style:text-properties style:text-position="sub 58%" fo:font-size="12pt" fo:language="en" fo:country="US" style:font-size-asian="12pt" style:font-size-complex="12pt"/>
    </style:style>
    <style:style style:name="T102" style:family="text">
      <style:text-properties style:text-position="sub 58%" fo:font-size="12pt" fo:language="en" fo:country="US" fo:background-color="#ffffff" style:font-size-asian="12pt" style:font-size-complex="12pt"/>
    </style:style>
    <style:style style:name="T103" style:family="text">
      <style:text-properties style:text-position="sub 58%" fo:font-weight="bold" style:font-weight-asian="bold" style:font-weight-complex="bold"/>
    </style:style>
    <style:style style:name="T104" style:family="text">
      <style:text-properties style:text-position="sub 58%" fo:font-size="11.5pt" style:font-name-asian="Symbol" style:font-size-asian="11.5pt" style:font-name-complex="Symbol" style:font-size-complex="11.5pt"/>
    </style:style>
    <style:style style:name="T105" style:family="text">
      <style:text-properties style:text-position="sub 58%" fo:font-size="16pt" style:font-size-asian="16pt" style:font-size-complex="16pt"/>
    </style:style>
    <style:style style:name="T106" style:family="text">
      <style:text-properties style:text-position="sub 58%" fo:background-color="#cfe7f5"/>
    </style:style>
    <style:style style:name="T107" style:family="text">
      <style:text-properties style:text-position="0% 100%"/>
    </style:style>
    <style:style style:name="T108" style:family="text">
      <style:text-properties style:text-position="0% 100%" fo:font-size="12pt" style:font-name-asian="Times New Roman1" style:font-size-asian="12pt" style:font-name-complex="Times New Roman1" style:font-size-complex="12pt"/>
    </style:style>
    <style:style style:name="T109" style:family="text">
      <style:text-properties style:text-position="0% 100%" fo:font-size="12pt" fo:font-weight="bold" style:font-name-asian="Times New Roman1" style:font-size-asian="12pt" style:font-weight-asian="bold" style:font-name-complex="Times New Roman1" style:font-size-complex="12pt" style:font-weight-complex="bold"/>
    </style:style>
    <style:style style:name="T110" style:family="text">
      <style:text-properties style:text-position="0% 100%" fo:font-size="12pt" style:font-size-asian="12pt" style:font-size-complex="12pt"/>
    </style:style>
    <style:style style:name="T111" style:family="text">
      <style:text-properties style:text-position="0% 100%" fo:font-size="12pt" fo:language="en" fo:country="US" fo:background-color="#ffffff" style:font-size-asian="12pt" style:font-size-complex="12pt"/>
    </style:style>
    <style:style style:name="T112" style:family="text">
      <style:text-properties style:text-position="0% 100%" fo:font-weight="normal" style:font-weight-asian="normal" style:font-weight-complex="normal"/>
    </style:style>
    <style:style style:name="T113" style:family="text">
      <style:text-properties style:text-position="0% 100%" fo:font-size="11.5pt" style:font-name-asian="Symbol" style:font-size-asian="11.5pt" style:font-name-complex="Symbol" style:font-size-complex="11.5pt"/>
    </style:style>
    <style:style style:name="T114" style:family="text">
      <style:text-properties style:text-position="0% 100%" fo:font-style="italic" style:font-style-asian="italic" style:font-style-complex="italic"/>
    </style:style>
    <style:style style:name="T115" style:family="text">
      <style:text-properties style:text-position="0% 100%" fo:font-size="16pt" style:font-size-asian="16pt" style:font-size-complex="16pt"/>
    </style:style>
    <style:style style:name="T116" style:family="text">
      <style:text-properties style:text-position="0% 100%" style:text-overline-style="none" style:text-overline-color="font-color"/>
    </style:style>
    <style:style style:name="T117" style:family="text">
      <style:text-properties style:text-position="0% 100%" style:text-overline-style="solid" style:text-overline-width="auto" style:text-overline-color="font-color"/>
    </style:style>
    <style:style style:name="T118" style:family="text">
      <style:text-properties style:text-position="0% 100%" style:font-name-asian="Linux Libertine Display G1" style:font-name-complex="Linux Libertine Display G1"/>
    </style:style>
    <style:style style:name="T119" style:family="text">
      <style:text-properties style:font-name-asian="Times New Roman1" style:font-name-complex="Times New Roman1"/>
    </style:style>
    <style:style style:name="T120" style:family="text">
      <style:text-properties style:font-name-asian="Times New Roman1" style:font-name-complex="Times New Roman1" style:text-overline-style="none" style:text-overline-color="font-color"/>
    </style:style>
    <style:style style:name="T121" style:family="text">
      <style:text-properties style:font-name-asian="Times New Roman1" style:font-name-complex="Times New Roman1" style:text-overline-style="solid" style:text-overline-width="auto" style:text-overline-color="font-color"/>
    </style:style>
    <style:style style:name="T122" style:family="text">
      <style:text-properties style:font-name-asian="SimSun" style:font-name-complex="Lucida Sans"/>
    </style:style>
    <style:style style:name="T123" style:family="text">
      <style:text-properties fo:font-style="italic" fo:background-color="#ffffff" style:font-style-asian="italic" style:font-style-complex="italic"/>
    </style:style>
    <style:style style:name="T124" style:family="text">
      <style:text-properties fo:font-style="italic" style:font-name-asian="Times New Roman1" style:font-style-asian="italic" style:font-name-complex="Times New Roman1"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text-overline-style="none" style:text-overline-color="font-color"/>
    </style:style>
    <style:style style:name="T127" style:family="text">
      <style:text-properties fo:font-style="italic" fo:font-weight="bold" style:font-style-asian="italic" style:font-weight-asian="bold" style:font-style-complex="italic" style:font-weight-complex="bold"/>
    </style:style>
    <style:style style:name="T128" style:family="text">
      <style:text-properties fo:font-style="normal" style:font-name-asian="Times New Roman1" style:font-style-asian="normal" style:font-name-complex="Times New Roman1" style:font-style-complex="normal"/>
    </style:style>
    <style:style style:name="T129" style:family="text">
      <style:text-properties fo:font-style="normal" style:font-style-asian="normal" style:font-style-complex="normal"/>
    </style:style>
    <style:style style:name="T130" style:family="text">
      <style:text-properties fo:font-style="normal" style:font-style-asian="normal" style:font-style-complex="normal" style:text-overline-style="none" style:text-overline-color="font-color"/>
    </style:style>
    <style:style style:name="T131" style:family="text">
      <style:text-properties style:font-name-asian="Symbol" style:font-name-complex="Symbol"/>
    </style:style>
    <style:style style:name="T132" style:family="text">
      <style:text-properties fo:color="#cc0000"/>
    </style:style>
    <style:style style:name="T133" style:family="text">
      <style:text-properties fo:color="#cc0000" style:font-name-asian="Symbol" style:font-name-complex="Symbol"/>
    </style:style>
    <style:style style:name="T134" style:family="text">
      <style:text-properties fo:color="#cc0000" style:text-position="super 58%"/>
    </style:style>
    <style:style style:name="T135" style:family="text">
      <style:text-properties fo:color="#cc0000" style:text-position="super 58%" style:font-name-asian="Symbol" style:font-name-complex="Symbol"/>
    </style:style>
    <style:style style:name="T136" style:family="text">
      <style:text-properties fo:color="#cc0000" style:text-position="super 58%" fo:font-size="12pt" style:font-name-asian="Times New Roman1" style:font-size-asian="12pt" style:font-name-complex="Times New Roman1" style:font-size-complex="12pt"/>
    </style:style>
    <style:style style:name="T137" style:family="text">
      <style:text-properties fo:color="#cc0000" style:text-position="super 58%" fo:font-size="12pt" fo:language="en" fo:country="US" style:font-size-asian="12pt" style:font-size-complex="12pt"/>
    </style:style>
    <style:style style:name="T138" style:family="text">
      <style:text-properties fo:color="#cc0000" style:text-position="super 58%" fo:font-size="12pt" fo:language="en" fo:country="US" style:font-size-asian="12pt" style:font-size-complex="12pt" style:text-overline-style="none" style:text-overline-color="font-color"/>
    </style:style>
    <style:style style:name="T139" style:family="text">
      <style:text-properties fo:color="#cc0000" style:text-position="0% 100%"/>
    </style:style>
    <style:style style:name="T140" style:family="text">
      <style:text-properties fo:color="#cc0000" style:text-position="0% 100%" fo:font-size="12pt" style:font-name-asian="Times New Roman1" style:font-size-asian="12pt" style:font-name-complex="Times New Roman1" style:font-size-complex="12pt"/>
    </style:style>
    <style:style style:name="T141" style:family="text">
      <style:text-properties fo:color="#cc0000" style:text-position="0% 100%" fo:font-size="12pt" fo:font-weight="normal" style:font-size-asian="12pt" style:font-weight-asian="normal" style:font-size-complex="12pt" style:font-weight-complex="normal"/>
    </style:style>
    <style:style style:name="T142" style:family="text">
      <style:text-properties fo:color="#cc0000" style:text-position="0% 100%" fo:font-size="12pt" fo:font-weight="normal" style:font-size-asian="12pt" style:font-weight-asian="normal" style:font-size-complex="12pt" style:font-weight-complex="normal" style:text-overline-style="solid" style:text-overline-width="auto" style:text-overline-color="font-color"/>
    </style:style>
    <style:style style:name="T143" style:family="text">
      <style:text-properties fo:color="#cc0000" style:text-position="0% 100%" fo:font-size="12pt" fo:language="en" fo:country="US" style:font-size-asian="12pt" style:font-size-complex="12pt"/>
    </style:style>
    <style:style style:name="T144" style:family="text">
      <style:text-properties fo:color="#cc0000" style:text-position="0% 100%" fo:font-size="12pt" fo:language="en" fo:country="US" style:font-size-asian="12pt" style:font-size-complex="12pt" style:text-overline-style="none" style:text-overline-color="font-color"/>
    </style:style>
    <style:style style:name="T145" style:family="text">
      <style:text-properties fo:color="#cc0000" style:text-position="0% 100%" style:text-overline-style="solid" style:text-overline-width="auto" style:text-overline-color="font-color"/>
    </style:style>
    <style:style style:name="T146" style:family="text">
      <style:text-properties fo:color="#cc0000" fo:font-style="italic" style:font-style-asian="italic" style:font-style-complex="italic"/>
    </style:style>
    <style:style style:name="T147" style:family="text">
      <style:text-properties fo:color="#cc0000" style:text-position="sub 58%"/>
    </style:style>
    <style:style style:name="T148" style:family="text">
      <style:text-properties fo:color="#009900"/>
    </style:style>
    <style:style style:name="T149" style:family="text">
      <style:text-properties fo:color="#009900" style:text-position="super 58%" style:font-name-asian="Symbol" style:font-name-complex="Symbol"/>
    </style:style>
    <style:style style:name="T150" style:family="text">
      <style:text-properties fo:color="#009900" style:font-name-asian="Symbol" style:font-name-complex="Symbol"/>
    </style:style>
    <style:style style:name="T151" style:family="text">
      <style:text-properties fo:color="#009900" style:text-overline-style="solid" style:text-overline-width="auto" style:text-overline-color="font-color"/>
    </style:style>
    <style:style style:name="T152" style:family="text">
      <style:text-properties fo:color="#009900" style:text-position="0% 100%" style:text-overline-style="none" style:text-overline-color="font-color"/>
    </style:style>
    <style:style style:name="T153" style:family="text">
      <style:text-properties style:text-underline-style="none"/>
    </style:style>
    <style:style style:name="T154" style:family="text">
      <style:text-properties style:text-line-through-style="solid"/>
    </style:style>
    <style:style style:name="T155" style:family="text">
      <style:text-properties style:text-line-through-style="solid" style:text-position="super 58%"/>
    </style:style>
    <style:style style:name="T156" style:family="text">
      <style:text-properties style:text-line-through-style="solid" style:text-position="sub 58%"/>
    </style:style>
    <style:style style:name="T157" style:family="text">
      <style:text-properties style:text-line-through-style="solid" style:text-overline-style="solid" style:text-overline-width="auto" style:text-overline-color="font-color"/>
    </style:style>
    <style:style style:name="T158" style:family="text">
      <style:text-properties fo:color="#cc9900"/>
    </style:style>
    <style:style style:name="T159" style:family="text">
      <style:text-properties fo:color="#cc9900" fo:font-style="italic" style:font-style-asian="italic" style:font-style-complex="italic"/>
    </style:style>
    <style:style style:name="T160" style:family="text">
      <style:text-properties fo:font-variant="normal" fo:text-transform="none" fo:letter-spacing="normal" fo:font-weight="normal" style:font-weight-asian="normal" style:font-weight-complex="normal"/>
    </style:style>
    <style:style style:name="T161" style:family="text">
      <style:text-properties fo:font-variant="normal" fo:text-transform="none" fo:letter-spacing="normal" fo:font-weight="normal" style:font-weight-asian="normal" style:font-weight-complex="normal" style:text-overline-style="solid" style:text-overline-width="auto" style:text-overline-color="font-color"/>
    </style:style>
    <style:style style:name="T162" style:family="text">
      <style:text-properties fo:font-variant="normal" fo:text-transform="none" fo:letter-spacing="normal" fo:font-style="italic" fo:font-weight="normal" style:font-style-asian="italic" style:font-weight-asian="normal" style:font-style-complex="italic" style:font-weight-complex="normal"/>
    </style:style>
    <style:style style:name="T163" style:family="text">
      <style:text-properties fo:font-variant="normal" fo:text-transform="none" fo:color="#cc0000" fo:letter-spacing="normal" fo:font-weight="normal" style:font-weight-asian="normal" style:font-weight-complex="normal"/>
    </style:style>
    <style:style style:name="T164" style:family="text">
      <style:text-properties fo:font-variant="normal" fo:text-transform="none" fo:color="#cc0000" style:text-position="0% 100%" fo:font-size="12pt" fo:letter-spacing="normal" fo:font-style="normal" fo:font-weight="normal" style:font-size-asian="12pt" style:font-style-asian="normal" style:font-weight-asian="normal" style:font-size-complex="12pt" style:font-style-complex="normal" style:font-weight-complex="normal"/>
    </style:style>
    <style:style style:name="T165" style:family="text">
      <style:text-properties fo:font-variant="normal" fo:text-transform="none" fo:color="#cc0000" style:text-position="0% 100%" style:font-name="Linux Libertine Display G" fo:font-size="12pt" fo:letter-spacing="normal" fo:language="en" fo:country="US" fo:font-style="normal" fo:font-weight="normal" fo:background-color="transparent" style:font-size-asian="12pt" style:font-size-complex="12pt"/>
    </style:style>
    <style:style style:name="T166" style:family="text">
      <style:text-properties fo:font-variant="normal" fo:text-transform="none" fo:color="#cc0000" style:text-position="super 58%" style:font-name="Linux Libertine Display G" fo:font-size="12pt" fo:letter-spacing="normal" fo:language="en" fo:country="US" fo:font-style="normal" fo:font-weight="normal" fo:background-color="transparent" style:font-size-asian="12pt" style:font-size-complex="12pt"/>
    </style:style>
    <style:style style:name="T167" style:family="text">
      <style:text-properties fo:font-variant="normal" fo:text-transform="none" fo:color="#cc0000" style:font-name="Linux Libertine Display G" fo:font-size="12pt" fo:letter-spacing="normal" fo:language="en" fo:country="US" fo:font-style="normal" fo:font-weight="normal" fo:background-color="transparent" style:font-size-asian="12pt" style:font-size-complex="12pt"/>
    </style:style>
    <style:style style:name="T168" style:family="text">
      <style:text-properties fo:font-variant="normal" fo:text-transform="none" fo:color="#222222" style:text-position="0% 100%"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T169" style:family="text">
      <style:text-properties fo:font-variant="normal" fo:text-transform="none" fo:color="#222222" style:text-position="0% 100%" fo:font-size="12pt" fo:letter-spacing="normal" fo:language="en" fo:country="US" fo:font-style="italic" fo:font-weight="normal" style:font-size-asian="12pt" style:font-style-asian="italic" style:font-weight-asian="normal" style:font-size-complex="12pt" style:font-style-complex="italic" style:font-weight-complex="normal"/>
    </style:style>
    <style:style style:name="T170" style:family="text">
      <style:text-properties fo:font-variant="normal" fo:text-transform="none" fo:color="#222222" style:text-position="0% 100%" fo:font-size="12pt" fo:letter-spacing="normal" fo:font-style="normal" fo:font-weight="normal" style:font-size-asian="12pt" style:font-style-asian="normal" style:font-weight-asian="normal" style:font-size-complex="12pt" style:font-style-complex="normal" style:font-weight-complex="normal"/>
    </style:style>
    <style:style style:name="T171" style:family="text">
      <style:text-properties fo:font-variant="normal" fo:text-transform="none" fo:color="#222222" style:text-position="0% 100%" fo:font-size="12pt" fo:letter-spacing="normal"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172" style:family="text">
      <style:text-properties fo:font-variant="normal" fo:text-transform="none" fo:color="#222222" style:text-position="0% 100%" fo:font-size="12pt" fo:letter-spacing="normal" fo:font-style="italic" fo:font-weight="normal" style:font-size-asian="12pt" style:font-style-asian="italic" style:font-weight-asian="normal" style:font-size-complex="12pt" style:font-style-complex="italic" style:font-weight-complex="normal"/>
    </style:style>
    <style:style style:name="T173" style:family="text">
      <style:text-properties fo:font-variant="normal" fo:text-transform="none" fo:color="#222222" style:text-position="0% 100%" fo:letter-spacing="normal" fo:font-style="normal" fo:font-weight="normal" style:font-style-asian="normal" style:font-weight-asian="normal" style:font-style-complex="normal" style:font-weight-complex="normal"/>
    </style:style>
    <style:style style:name="T174" style:family="text">
      <style:text-properties fo:font-variant="normal" fo:text-transform="none" fo:color="#222222" style:text-position="0% 100%" fo:letter-spacing="normal" fo:language="en" fo:country="US" fo:font-style="normal" fo:font-weight="normal" style:font-style-asian="normal" style:font-weight-asian="normal" style:font-style-complex="normal" style:font-weight-complex="normal"/>
    </style:style>
    <style:style style:name="T175" style:family="text">
      <style:text-properties fo:font-variant="normal" fo:text-transform="none" fo:color="#222222" style:text-position="super 58%" fo:font-size="12pt" fo:letter-spacing="normal" fo:font-style="normal" fo:font-weight="normal" style:font-size-asian="12pt" style:font-style-asian="normal" style:font-weight-asian="normal" style:font-size-complex="12pt" style:font-style-complex="normal" style:font-weight-complex="normal"/>
    </style:style>
    <style:style style:name="T176" style:family="text">
      <style:text-properties fo:font-variant="normal" fo:text-transform="none" fo:color="#cc9900" style:text-position="0% 100%"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T177" style:family="text">
      <style:text-properties fo:font-variant="normal" fo:text-transform="none" fo:color="#0000cc" style:text-position="0% 100%" fo:font-size="12pt" fo:letter-spacing="normal" fo:font-style="normal" fo:font-weight="normal" style:font-size-asian="12pt" style:font-style-asian="normal" style:font-weight-asian="normal" style:font-size-complex="12pt" style:font-style-complex="normal" style:font-weight-complex="normal"/>
    </style:style>
    <style:style style:name="T178" style:family="text">
      <style:text-properties fo:font-variant="normal" fo:text-transform="none" fo:color="#0000cc" style:text-position="0% 100%" fo:letter-spacing="normal" fo:font-style="normal" fo:font-weight="normal" style:font-style-asian="normal" style:font-weight-asian="normal" style:font-style-complex="normal" style:font-weight-complex="normal"/>
    </style:style>
    <style:style style:name="T179" style:family="text">
      <style:text-properties fo:font-variant="normal" fo:text-transform="none" fo:color="#0000cc" style:text-position="0% 100%" style:font-name="Linux Libertine Display G" fo:font-size="12pt" fo:letter-spacing="normal" fo:language="en" fo:country="US" fo:font-style="normal" fo:font-weight="normal" fo:background-color="transparent" style:font-size-asian="12pt" style:font-size-complex="12pt"/>
    </style:style>
    <style:style style:name="T180" style:family="text">
      <style:text-properties fo:font-variant="normal" fo:text-transform="none" fo:color="#0000cc" style:text-position="0% 100%" style:font-name="Linux Libertine Display G" fo:font-size="12pt" fo:letter-spacing="normal" fo:language="en" fo:country="US" fo:font-style="normal" fo:font-weight="normal" style:font-size-asian="12pt" style:font-size-complex="12pt"/>
    </style:style>
    <style:style style:name="T181" style:family="text">
      <style:text-properties fo:font-variant="normal" fo:text-transform="none" fo:color="#0000cc" style:text-position="super 58%" style:font-name="Linux Libertine Display G" fo:font-size="12pt" fo:letter-spacing="normal" fo:language="en" fo:country="US" fo:font-style="normal" fo:font-weight="normal" fo:background-color="transparent" style:font-size-asian="12pt" style:font-size-complex="12pt"/>
    </style:style>
    <style:style style:name="T182" style:family="text">
      <style:text-properties fo:font-variant="normal" fo:text-transform="none" fo:color="#0000cc" style:text-position="super 58%" style:font-name="Linux Libertine Display G" fo:font-size="12pt" fo:letter-spacing="normal" fo:language="en" fo:country="US" fo:font-style="normal" fo:font-weight="normal" style:font-size-asian="12pt" style:font-size-complex="12pt"/>
    </style:style>
    <style:style style:name="T183" style:family="text">
      <style:text-properties fo:font-variant="normal" fo:text-transform="none" fo:color="#0000cc" style:font-name="Linux Libertine Display G" fo:font-size="12pt" fo:letter-spacing="normal" fo:language="en" fo:country="US" fo:font-style="normal" fo:font-weight="normal" fo:background-color="transparent" style:font-size-asian="12pt" style:font-size-complex="12pt"/>
    </style:style>
    <style:style style:name="T184" style:family="text">
      <style:text-properties fo:font-variant="normal" fo:text-transform="none" fo:color="#000000" style:text-position="0% 100%" fo:font-size="12pt" fo:letter-spacing="normal" fo:font-style="italic" fo:font-weight="normal" style:font-size-asian="12pt" style:font-style-asian="italic" style:font-weight-asian="normal" style:font-size-complex="12pt" style:font-style-complex="italic" style:font-weight-complex="normal"/>
    </style:style>
    <style:style style:name="T185" style:family="text">
      <style:text-properties fo:font-variant="normal" fo:text-transform="none" fo:color="#000000" style:text-position="0% 100%" style:font-name="Linux Libertine Display G" fo:font-size="12pt" fo:letter-spacing="normal" fo:language="en" fo:country="US" fo:font-style="normal" fo:font-weight="normal" fo:background-color="transparent" style:font-size-asian="12pt" style:font-size-complex="12pt"/>
    </style:style>
    <style:style style:name="T186" style:family="text">
      <style:text-properties fo:font-variant="normal" fo:text-transform="none" fo:color="#000000" style:text-position="0% 100%" style:font-name="Linux Libertine Display G" fo:font-size="12pt" fo:letter-spacing="normal" fo:language="en" fo:country="US" fo:font-style="normal" fo:font-weight="normal" style:font-size-asian="12pt" style:font-size-complex="12pt"/>
    </style:style>
    <style:style style:name="T187" style:family="text">
      <style:text-properties fo:font-variant="normal" fo:text-transform="none" fo:color="#000000" style:font-name="Linux Libertine Display G" fo:font-size="12pt" fo:letter-spacing="normal" fo:language="en" fo:country="US" fo:font-style="normal" fo:font-weight="normal" style:font-size-asian="12pt" style:font-size-complex="12pt"/>
    </style:style>
    <style:style style:name="T188" style:family="text">
      <style:text-properties fo:font-variant="normal" fo:text-transform="none" fo:color="#000000" style:font-name="Linux Libertine Display G" fo:font-size="12pt" fo:letter-spacing="normal" fo:language="en" fo:country="US" fo:font-style="normal" fo:font-weight="normal" fo:background-color="transparent" style:font-size-asian="12pt" style:font-size-complex="12pt"/>
    </style:style>
    <style:style style:name="T189" style:family="text">
      <style:text-properties fo:font-variant="normal" fo:text-transform="none" fo:color="#000000" style:text-position="super 58%" style:font-name="Linux Libertine Display G" fo:font-size="12pt" fo:letter-spacing="normal" fo:language="en" fo:country="US" fo:font-style="normal" fo:font-weight="normal" fo:background-color="transparent" style:font-size-asian="12pt" style:font-size-complex="12pt"/>
    </style:style>
    <style:style style:name="T190" style:family="text">
      <style:text-properties fo:font-variant="normal" fo:text-transform="none" fo:color="#030303" style:text-position="0% 100%"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191" style:family="text">
      <style:text-properties fo:font-variant="normal" fo:text-transform="none" fo:color="#030303" style:text-position="0% 100%" fo:font-size="12pt" fo:letter-spacing="normal" fo:language="en" fo:country="US" fo:font-style="italic" style:text-underline-style="none" fo:font-weight="normal" style:font-name-asian="Linux Libertine Display G1" style:font-size-asian="12pt" style:font-style-asian="italic" style:font-weight-asian="normal" style:font-name-complex="Linux Libertine Display G1" style:font-size-complex="12pt" style:font-style-complex="italic" style:font-weight-complex="normal" style:text-overline-style="none" style:text-overline-color="font-color"/>
    </style:style>
    <style:style style:name="T192" style:family="text">
      <style:text-properties fo:font-variant="normal" fo:text-transform="none" fo:color="#030303" style:text-position="super 58%"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193" style:family="text">
      <style:text-properties fo:font-variant="normal" fo:text-transform="none" fo:color="#030303" style:text-position="sub 58%"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194" style:family="text">
      <style:text-properties fo:font-variant="normal" fo:text-transform="none" fo:font-size="12pt" fo:letter-spacing="normal" fo:font-style="normal" fo:font-weight="normal" style:font-size-asian="12pt" style:font-weight-asian="normal" style:font-size-complex="12pt" style:font-weight-complex="normal"/>
    </style:style>
    <style:style style:name="T195" style:family="text">
      <style:text-properties fo:font-variant="normal" fo:text-transform="none" fo:font-size="12pt" fo:letter-spacing="normal" fo:font-style="normal" fo:font-weight="normal" style:font-size-asian="12pt" style:font-style-asian="normal" style:font-weight-asian="normal" style:font-size-complex="12pt" style:font-style-complex="normal" style:font-weight-complex="normal"/>
    </style:style>
    <style:style style:name="T196" style:family="text">
      <style:text-properties fo:font-variant="normal" fo:text-transform="none" fo:font-size="12pt" fo:letter-spacing="normal" fo:font-style="italic" fo:font-weight="normal" style:font-size-asian="12pt" style:font-style-asian="italic" style:font-weight-asian="normal" style:font-size-complex="12pt" style:font-style-complex="italic" style:font-weight-complex="normal"/>
    </style:style>
    <style:style style:name="T197" style:family="text">
      <style:text-properties style:text-overline-style="solid" style:text-overline-width="auto" style:text-overline-color="font-color"/>
    </style:style>
    <style:style style:name="T198" style:family="text">
      <style:text-properties fo:color="#006600"/>
    </style:style>
    <style:style style:name="T199" style:family="text">
      <style:text-properties style:text-overline-style="none" style:text-overline-color="font-color"/>
    </style:style>
    <style:style style:name="T200" style:family="text">
      <style:text-properties style:font-name-asian="Linux Libertine Display G1" style:font-name-complex="Linux Libertine Display G1"/>
    </style:style>
    <style:style style:name="T201" style:family="text">
      <style:text-properties style:font-name-asian="Linux Libertine Display G1" style:font-name-complex="Linux Libertine Display G1" style:text-overline-style="none" style:text-overline-color="font-color"/>
    </style:style>
    <style:style style:name="T202" style:family="text">
      <style:text-properties fo:font-weight="bold" style:font-weight-asian="bold" style:font-weight-complex="bold"/>
    </style:style>
    <style:style style:name="T203" style:family="text">
      <style:text-properties fo:color="#222222"/>
    </style:style>
    <style:style style:name="T204" style:family="text">
      <style:text-properties fo:color="#222222" style:font-name-asian="Linux Libertine Display G1" style:font-name-complex="Linux Libertine Display G1"/>
    </style:style>
    <style:style style:name="T205" style:family="text">
      <style:text-properties fo:font-size="11.5pt" style:font-name-asian="Symbol" style:font-size-asian="11.5pt" style:font-name-complex="Symbol" style:font-size-complex="11.5pt"/>
    </style:style>
    <style:style style:name="T206" style:family="text">
      <style:text-properties fo:font-size="14pt" style:font-size-asian="14pt" style:font-size-complex="14pt"/>
    </style:style>
    <style:style style:name="T207" style:family="text">
      <style:text-properties fo:font-size="14pt" style:font-size-asian="14pt" style:font-size-complex="14pt" style:text-overline-style="solid" style:text-overline-width="auto" style:text-overline-color="font-color"/>
    </style:style>
    <style:style style:name="T208" style:family="text">
      <style:text-properties fo:background-color="#ffff99"/>
    </style:style>
    <style:style style:name="T209" style:family="text">
      <style:text-properties fo:color="#6600cc"/>
    </style:style>
    <style:style style:name="T210" style:family="text">
      <style:text-properties fo:color="#6600cc" fo:font-style="italic" style:font-style-asian="italic" style:font-style-complex="italic"/>
    </style:style>
    <style:style style:name="T211" style:family="text">
      <style:text-properties fo:color="#6600cc" style:text-position="0% 100%"/>
    </style:style>
    <style:style style:name="T212" style:family="text">
      <style:text-properties fo:color="#6600cc" style:text-position="sub 58%"/>
    </style:style>
    <style:style style:name="T213" style:family="text">
      <style:text-properties fo:color="#800000"/>
    </style:style>
    <style:style style:name="T214" style:family="text">
      <style:text-properties style:text-line-through-style="none"/>
    </style:style>
    <style:style style:name="T215" style:family="text">
      <style:text-properties style:text-line-through-style="none" style:text-position="super 58%"/>
    </style:style>
    <style:style style:name="T216" style:family="text">
      <style:text-properties style:text-line-through-style="none" style:text-position="sub 58%"/>
    </style:style>
    <style:style style:name="T217" style:family="text">
      <style:text-properties fo:font-size="16pt" style:font-size-asian="16pt" style:font-size-complex="16pt"/>
    </style:style>
    <style:style style:name="T218" style:family="text">
      <style:text-properties fo:background-color="#cfe7f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445in" fo:text-indent="-0.25in" fo:margin-left="0.544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45in" fo:text-indent="-0.25in" fo:margin-left="0.794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45in" fo:text-indent="-0.25in" fo:margin-left="1.044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45in" fo:text-indent="-0.25in" fo:margin-left="1.294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45in" fo:text-indent="-0.25in" fo:margin-left="1.544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45in" fo:text-indent="-0.25in" fo:margin-left="1.794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45in" fo:text-indent="-0.25in" fo:margin-left="2.044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45in" fo:text-indent="-0.25in" fo:margin-left="2.294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45in" fo:text-indent="-0.25in" fo:margin-left="2.544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45in" fo:text-indent="-0.25in" fo:margin-left="2.7945in"/>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409in" fo:text-indent="-0.25in" fo:margin-left="0.54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9in" fo:text-indent="-0.25in" fo:margin-left="0.790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9in" fo:text-indent="-0.25in" fo:margin-left="1.040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9in" fo:text-indent="-0.25in" fo:margin-left="1.290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9in" fo:text-indent="-0.25in" fo:margin-left="1.540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9in" fo:text-indent="-0.25in" fo:margin-left="1.790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9in" fo:text-indent="-0.25in" fo:margin-left="2.040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9in" fo:text-indent="-0.25in" fo:margin-left="2.290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9in" fo:text-indent="-0.25in" fo:margin-left="2.540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9in" fo:text-indent="-0.25in" fo:margin-left="2.7909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409in" fo:text-indent="-0.25in" fo:margin-left="0.54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9in" fo:text-indent="-0.25in" fo:margin-left="0.790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9in" fo:text-indent="-0.25in" fo:margin-left="1.040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9in" fo:text-indent="-0.25in" fo:margin-left="1.290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9in" fo:text-indent="-0.25in" fo:margin-left="1.540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9in" fo:text-indent="-0.25in" fo:margin-left="1.790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9in" fo:text-indent="-0.25in" fo:margin-left="2.040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9in" fo:text-indent="-0.25in" fo:margin-left="2.290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9in" fo:text-indent="-0.25in" fo:margin-left="2.540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9in" fo:text-indent="-0.25in" fo:margin-left="2.7909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8">The Laws of Exponents</text:p>
      <text:p text:style-name="P47"/>
      <text:p text:style-name="P47"/>
      <text:list xml:id="list1170943297493596713" text:style-name="L37">
        <text:list-item>
          <text:p text:style-name="P1"><text:span text:style-name="T187">Multiplication Law (same bases): </text:span><text:span text:style-name="Emphasis"><text:span text:style-name="T188">x</text:span></text:span><text:span text:style-name="Emphasis"><text:span text:style-name="T181">a</text:span></text:span><text:span text:style-name="Emphasis"><text:span text:style-name="T188">x</text:span></text:span><text:span text:style-name="Emphasis"><text:span text:style-name="T181">b</text:span></text:span><text:span text:style-name="Emphasis"><text:span text:style-name="T183"> </text:span></text:span><text:span text:style-name="T187">= </text:span><text:span text:style-name="Emphasis"><text:span text:style-name="T188">x</text:span></text:span><text:span text:style-name="Emphasis"><text:span text:style-name="T181">a</text:span></text:span><text:span text:style-name="Emphasis"><text:span text:style-name="T189">+</text:span></text:span><text:span text:style-name="Emphasis"><text:span text:style-name="T181">b</text:span></text:span><text:span text:style-name="Emphasis"><text:span text:style-name="T179"><text:tab/><text:tab/><text:tab/></text:span></text:span><text:span text:style-name="Emphasis"><text:span text:style-name="T185">Add</text:span></text:span><text:span text:style-name="Emphasis"><text:span text:style-name="T179"> exponents</text:span></text:span></text:p>
        </text:list-item>
        <text:list-item>
          <text:p text:style-name="P1"><text:span text:style-name="T187">Division Law (same bases): <text:s text:c="7"/></text:span><text:span text:style-name="Emphasis"><text:span text:style-name="T188">x</text:span></text:span><text:span text:style-name="Emphasis"><text:span text:style-name="T166">a</text:span></text:span><text:span text:style-name="T187">/</text:span><text:span text:style-name="Emphasis"><text:span text:style-name="T188">x</text:span></text:span><text:span text:style-name="Emphasis"><text:span text:style-name="T166">b</text:span></text:span><text:span text:style-name="Emphasis"><text:span text:style-name="T167"> </text:span></text:span><text:span text:style-name="T187">= </text:span><text:span text:style-name="Emphasis"><text:span text:style-name="T188">x</text:span></text:span><text:span text:style-name="Emphasis"><text:span text:style-name="T166">a</text:span></text:span><text:span text:style-name="Emphasis"><text:span text:style-name="T189">-</text:span></text:span><text:span text:style-name="Emphasis"><text:span text:style-name="T166">b</text:span></text:span><text:span text:style-name="Emphasis"><text:span text:style-name="T165"><text:tab/><text:tab/><text:tab/></text:span></text:span><text:span text:style-name="Emphasis"><text:span text:style-name="T185">Subtract</text:span></text:span><text:span text:style-name="Emphasis"><text:span text:style-name="T165"> exponents<text:tab/><text:tab/><text:tab/></text:span></text:span></text:p>
        </text:list-item>
        <text:list-item>
          <text:p text:style-name="P1"><text:span text:style-name="T187">Power Law:(</text:span><text:span text:style-name="Emphasis"><text:span text:style-name="T188">x</text:span></text:span><text:span text:style-name="Emphasis"><text:span text:style-name="T181">a</text:span></text:span><text:span text:style-name="Emphasis"><text:span text:style-name="T185">)</text:span></text:span><text:span text:style-name="Emphasis"><text:span text:style-name="T181">b</text:span></text:span><text:span text:style-name="T187">= </text:span><text:span text:style-name="Emphasis"><text:span text:style-name="T188">x</text:span></text:span><text:span text:style-name="Emphasis"><text:span text:style-name="T181">ab</text:span></text:span><text:span text:style-name="Emphasis"><text:span text:style-name="T179"><text:tab/><text:tab/><text:tab/><text:tab/><text:tab/><text:tab/></text:span></text:span><text:span text:style-name="Emphasis"><text:span text:style-name="T185">Multiply</text:span></text:span><text:span text:style-name="Emphasis"><text:span text:style-name="T179"> exponents</text:span></text:span></text:p>
        </text:list-item>
        <text:list-item>
          <text:p text:style-name="P1"><text:span text:style-name="T187">Multiplication Law (same powers): </text:span><text:span text:style-name="Emphasis"><text:span text:style-name="T188">x</text:span></text:span><text:span text:style-name="Emphasis"><text:span text:style-name="T181">a</text:span></text:span><text:span text:style-name="Emphasis"><text:span text:style-name="T188">y</text:span></text:span><text:span text:style-name="Emphasis"><text:span text:style-name="T181">a</text:span></text:span><text:span text:style-name="Emphasis"><text:span text:style-name="T183"> </text:span></text:span><text:span text:style-name="T187">= (</text:span><text:span text:style-name="Emphasis"><text:span text:style-name="T188">xy</text:span></text:span><text:span text:style-name="T187">)</text:span><text:span text:style-name="T182">a</text:span><text:span text:style-name="T180"><text:tab/><text:tab/></text:span><text:span text:style-name="T186">Multiply</text:span><text:span text:style-name="T180"> exponents</text:span></text:p>
        </text:list-item>
        <text:list-item>
          <text:p text:style-name="P1"><text:span text:style-name="T187">Division Law (same powers): </text:span><text:span text:style-name="Emphasis"><text:span text:style-name="T188">x</text:span></text:span><text:span text:style-name="Emphasis"><text:span text:style-name="T166">a</text:span></text:span><text:span text:style-name="T187">/</text:span><text:span text:style-name="Emphasis"><text:span text:style-name="T188">y</text:span></text:span><text:span text:style-name="Emphasis"><text:span text:style-name="T166">a</text:span></text:span><text:span text:style-name="Emphasis"><text:span text:style-name="T188"> </text:span></text:span><text:span text:style-name="T187">= (</text:span><text:span text:style-name="Emphasis"><text:span text:style-name="T188">x</text:span></text:span><text:span text:style-name="T187">/</text:span><text:span text:style-name="Emphasis"><text:span text:style-name="T188">y)</text:span></text:span><text:span text:style-name="Emphasis"><text:span text:style-name="T166">a</text:span></text:span><text:span text:style-name="Emphasis"><text:span text:style-name="T165"><text:tab/><text:tab/><text:tab/></text:span></text:span><text:span text:style-name="Emphasis"><text:span text:style-name="T185">Divide </text:span></text:span><text:span text:style-name="Emphasis"><text:span text:style-name="T165"><text:s/>bases </text:span></text:span><text:span text:style-name="Emphasis"><text:span text:style-name="T185">(rare law)</text:span></text:span></text:p>
        </text:list-item>
        <text:list-item>
          <text:p text:style-name="P1"><text:span text:style-name="T67">Negative exponents Law :</text:span><text:span text:style-name="Emphasis"><text:span text:style-name="T188">x</text:span></text:span><text:span text:style-name="Emphasis"><text:span text:style-name="T181">0</text:span></text:span><text:span text:style-name="T187">/</text:span><text:span text:style-name="Emphasis"><text:span text:style-name="T188">x</text:span></text:span><text:span text:style-name="Emphasis"><text:span text:style-name="T181">b</text:span></text:span><text:span text:style-name="T187">=</text:span><text:span text:style-name="Emphasis"><text:span text:style-name="T188">x</text:span></text:span><text:span text:style-name="Emphasis"><text:span text:style-name="T181">0</text:span></text:span><text:span text:style-name="Emphasis"><text:span text:style-name="T189">-</text:span></text:span><text:span text:style-name="Emphasis"><text:span text:style-name="T181">b</text:span></text:span><text:span text:style-name="T187">=</text:span><text:span text:style-name="Emphasis"><text:span text:style-name="T188">x</text:span></text:span><text:span text:style-name="Emphasis"><text:span text:style-name="T189">-</text:span></text:span><text:span text:style-name="Emphasis"><text:span text:style-name="T181">b</text:span></text:span><text:span text:style-name="Emphasis"><text:span text:style-name="T189"> </text:span></text:span><text:span text:style-name="Emphasis"><text:span text:style-name="T185">= </text:span></text:span><text:span text:style-name="Emphasis"><text:span text:style-name="T189">1</text:span></text:span><text:span text:style-name="Emphasis"><text:span text:style-name="T185">/x</text:span></text:span><text:span text:style-name="Emphasis"><text:span text:style-name="T181">b</text:span></text:span><text:span text:style-name="Emphasis"><text:span text:style-name="T179"><text:tab/><text:tab/><text:tab/></text:span></text:span><text:span text:style-name="Emphasis"><text:span text:style-name="T185">Subtract</text:span></text:span><text:span text:style-name="Emphasis"><text:span text:style-name="T179"> exponents</text:span></text:span></text:p>
        </text:list-item>
        <text:list-item>
          <text:p text:style-name="P2"><text:span text:style-name="T23">Fractional exponents Law: x</text:span><text:span text:style-name="T137">1/n</text:span><text:span text:style-name="T31"> =</text:span><text:span text:style-name="T143"> </text:span><text:span text:style-name="T137">n</text:span><text:span text:style-name="T31">√</text:span><text:span text:style-name="T32">x</text:span><text:span text:style-name="T138"><text:tab/><text:tab/><text:tab/><text:tab/></text:span><text:span text:style-name="T33">Subtract</text:span><text:span text:style-name="T144"> exponents</text:span></text:p>
        </text:list-item>
        <text:list-item>
          <text:p text:style-name="P3"><text:span text:style-name="T75">Rational denominator law: </text:span><text:span text:style-name="T90">1</text:span><text:span text:style-name="T75">/</text:span><text:span text:style-name="T101">√x</text:span><text:span text:style-name="T75"> =</text:span><text:span text:style-name="T91">x^0</text:span><text:span text:style-name="T111">/</text:span><text:span text:style-name="T102">x^-1</text:span><text:span text:style-name="T75"> = (√x)</text:span><text:span text:style-name="T90">-1</text:span><text:span text:style-name="T75"> = </text:span><text:span text:style-name="T90">√x</text:span><text:span text:style-name="T75">/</text:span><text:span text:style-name="T101">x</text:span><text:span text:style-name="T75"><text:tab/><text:tab/>Conjugate fraction to rationalize denominator <text:s/></text:span></text:p>
        </text:list-item>
      </text:list>
      <text:p text:style-name="P85"/>
      <text:p text:style-name="P85"/>
      <text:p text:style-name="P85">What does it mean to have a power of – 1? <text:tab/>To drop 1 power from exponent 0 using division.</text:p>
      <text:p text:style-name="P85">What does it mean to have a power of 0? <text:s text:c="3"/><text:tab/>To drop 1 power from exponent 1 using division.</text:p>
      <text:p text:style-name="P85"/>
      <text:p text:style-name="P85"/>
      <text:p text:style-name="P98"><text:span text:style-name="T25">When you power you multiply by a factor of the same value as the base. The exponent is how many factors you are multiplying. If </text:span><text:span text:style-name="T3">x</text:span><text:span text:style-name="T12">3</text:span><text:span text:style-name="T25"> then </text:span><text:span text:style-name="T3">x</text:span><text:span text:style-name="T25">∙</text:span><text:span text:style-name="T3">x</text:span><text:span text:style-name="T25">∙</text:span><text:span text:style-name="T3">x</text:span><text:span text:style-name="T25">, if </text:span><text:span text:style-name="T3">x</text:span><text:span text:style-name="T12">2</text:span><text:span text:style-name="T25"> then </text:span><text:span text:style-name="T3">x</text:span><text:span text:style-name="T25">∙</text:span><text:span text:style-name="T3">x</text:span><text:span text:style-name="T25">, if </text:span><text:span text:style-name="T139">x</text:span><text:span text:style-name="T134">5</text:span><text:span text:style-name="T139"> </text:span><text:span text:style-name="T25">÷</text:span><text:span text:style-name="T139"> x</text:span><text:span text:style-name="T25"> then </text:span><text:span text:style-name="T139">x</text:span><text:span text:style-name="T134">5</text:span><text:span text:style-name="T39">-</text:span><text:span text:style-name="T134">1</text:span><text:span text:style-name="T139"> </text:span><text:span text:style-name="T25">=</text:span><text:span text:style-name="T139"> x</text:span><text:span text:style-name="T134">4</text:span><text:span text:style-name="T25">. When dividing by the same base you subtract powers, this is called dropping powers or dropping a power. In x</text:span><text:span text:style-name="T39">5</text:span><text:span text:style-name="T25"> ÷x we drop 1 power of x, in x</text:span><text:span text:style-name="T39">5</text:span><text:span text:style-name="T25"> ÷ x</text:span><text:span text:style-name="T39">2</text:span><text:span text:style-name="T25"> <text:s/>we drop 2 powers. In geometry raising or lowering powers is called losing or gaining dimensionality. </text:span></text:p>
      <text:p text:style-name="P86"/>
      <text:p text:style-name="P86"/>
      <text:p text:style-name="P25">10<text:span text:style-name="T85">3</text:span> = 1000<text:tab/><text:tab/>10∙10∙10<text:tab/><text:tab/><text:tab/>2<text:span text:style-name="T85">3</text:span> = 8<text:tab/> <text:tab/>2∙2∙2<text:tab/><text:tab/>x<text:span text:style-name="T85">3</text:span> = x∙x∙x</text:p>
      <text:p text:style-name="P25">10<text:span text:style-name="T85">2</text:span> =100<text:tab/><text:tab/>10∙10<text:tab/><text:tab/><text:tab/><text:tab/>2<text:span text:style-name="T85">2</text:span> = 4<text:tab/><text:tab/>2∙2<text:tab/><text:tab/>x<text:span text:style-name="T85">2</text:span> = x∙x</text:p>
      <text:p text:style-name="P25">10<text:span text:style-name="T85">1</text:span> = 10<text:tab/><text:tab/>10<text:tab/><text:tab/><text:tab/><text:tab/>2<text:span text:style-name="T85">1</text:span> = 2<text:tab/><text:tab/>2<text:tab/><text:tab/>x<text:span text:style-name="T85">1</text:span> = x</text:p>
      <text:p text:style-name="P126">10<text:span text:style-name="T85">0</text:span> = 1<text:tab/><text:tab/><text:tab/>10/10<text:tab/><text:tab/><text:tab/><text:tab/>2<text:span text:style-name="T85">0</text:span> = 1<text:tab/><text:tab/>2/2<text:tab/><text:tab/>x<text:span text:style-name="T85">0</text:span> = x/x = 1</text:p>
      <text:p text:style-name="P126">10<text:span text:style-name="T85">-1</text:span> = 1/10<text:tab/><text:tab/>10/10∙10 or 10/10<text:span text:style-name="T85">2</text:span><text:tab/><text:tab/>2<text:span text:style-name="T85">-1</text:span> = 1/2<text:tab/>2/2∙2<text:tab/><text:tab/>x<text:span text:style-name="T85">-1</text:span> = x/x<text:span text:style-name="T85">2</text:span> = 1/x</text:p>
      <text:p text:style-name="P126">10<text:span text:style-name="T85">-2</text:span> = 1/100<text:tab/><text:tab/>10/10∙10∙10 or 10/10<text:span text:style-name="T85">3</text:span><text:tab/><text:tab/>2<text:span text:style-name="T85">-2 </text:span>= 1/4<text:tab/>2/2∙2∙2<text:span text:style-name="T85"> </text:span><text:tab/><text:tab/>x<text:span text:style-name="T85">-2</text:span> = x/x<text:span text:style-name="T85">3</text:span> = 1/x<text:span text:style-name="T85">2</text:span></text:p>
      <text:p text:style-name="P126">10<text:span text:style-name="T85">-3</text:span> = 1/1000<text:tab/><text:tab/>10/10∙10∙10∙10 or 10/10<text:span text:style-name="T85">4</text:span><text:tab/>2<text:span text:style-name="T85">-3</text:span> = 1/8<text:tab/>2/2∙2∙2∙2<text:tab/>x<text:span text:style-name="T85">-3</text:span> = x/x<text:span text:style-name="T85">4</text:span> = 1/x<text:span text:style-name="T85">3</text:span></text:p>
      <text:p text:style-name="P127"/>
      <text:p text:style-name="P127"/>
      <text:p text:style-name="P10"><text:span text:style-name="T20">This proves the </text:span><text:span text:style-name="T132">law of the zero-ith power</text:span><text:span text:style-name="T20"> and the law of negative exponents for all x. It also gives a better intuition and pattern for </text:span><text:span text:style-name="T52">why</text:span><text:span text:style-name="T49"> instead of only stating it as a fact and moving on.</text:span><text:span text:style-name="T20"> </text:span><text:span text:style-name="T52">Positive and negative powers are reciprocals of each other</text:span><text:span text:style-name="T20">. At its core exponentiation is simply multiplication of a repeated factor called the base or root. To justify </text:span><text:span text:style-name="T132">x</text:span><text:span text:style-name="T134">0</text:span><text:span text:style-name="T132"> </text:span><text:span text:style-name="T20">= 1 first consider when a product equals 1. Only through reciprocity and the subsequent division does a product equal 1. A number times its reciprocal equals 1 as a product, stated simply as “a number divided by itself equals 1”. The only time a product equals 1 is when you perform a reciprocal operation, and every reciprocal operation simplifies to a number being divided by itself.</text:span></text:p>
      <text:p text:style-name="P85"/>
      <text:p text:style-name="P85"/>
      <text:p text:style-name="P85">reciprocity <text:s/>= number divided by itself <text:s/>= 1</text:p>
      <text:p text:style-name="P85">x∙<text:span text:style-name="T85">1</text:span>/<text:span text:style-name="T99">x</text:span> <text:tab/> <text:s text:c="6"/><text:span text:style-name="T85"><text:s/></text:span>= x/x <text:s text:c="2"/><text:tab/><text:tab/> <text:s text:c="13"/>= 1<text:tab/><text:tab/></text:p>
      <text:p text:style-name="P85">10∙<text:span text:style-name="T85">1</text:span>/<text:span text:style-name="T99">10</text:span> <text:s text:c="9"/>= 10/10 <text:s text:c="27"/><text:tab/> <text:s/>= 1</text:p>
      <text:p text:style-name="P85">7∙<text:span text:style-name="T85">1</text:span>/<text:span text:style-name="T99">7</text:span> <text:tab/> <text:s text:c="6"/><text:span text:style-name="T85"><text:s/></text:span>= 7/7 <text:tab/> <text:s text:c="25"/>= 1</text:p>
      <text:p text:style-name="P85"/>
      <text:p text:style-name="P85"/>
      <text:p text:style-name="P151"><text:span text:style-name="T1">(+) </text:span>exponents are <text:span text:style-name="T1">multiplicative</text:span> and <text:span text:style-name="T132">(–)</text:span> exponents are<text:span text:style-name="T132"> divisive</text:span></text:p>
      <text:p text:style-name="P152"/>
      <text:p text:style-name="P152"/>
      <text:p text:style-name="P10"><text:span text:style-name="T20">x</text:span><text:span text:style-name="T39">2</text:span><text:span text:style-name="T20"> = x∙x <text:tab/><text:tab/>2 groups of x. In geometry this is a perfect square.</text:span></text:p>
      <text:p text:style-name="P10"><text:soft-page-break/><text:span text:style-name="T20">x</text:span><text:span text:style-name="T39">1</text:span><text:span text:style-name="T20"> = x <text:tab/><text:tab/><text:tab/>1 group of <text:s/>x. In geometry this is a line.</text:span></text:p>
      <text:p text:style-name="P10"><text:span text:style-name="T20">x</text:span><text:span text:style-name="T39">0</text:span><text:span text:style-name="T20"> = 1 <text:tab/><text:tab/><text:tab/>1 group divided by 1 group is x/x. </text:span></text:p>
      <text:p text:style-name="P10"><text:span text:style-name="T20">x</text:span><text:span text:style-name="T39">-1</text:span><text:span text:style-name="T20"> = x/x</text:span><text:span text:style-name="T39">2</text:span><text:span text:style-name="T20"> = 1/x<text:tab/>1 group divided by two groups</text:span></text:p>
      <text:p text:style-name="P153"><text:span text:style-name="T20">x</text:span><text:span text:style-name="T39">-2</text:span><text:span text:style-name="T20"> = x/x</text:span><text:span text:style-name="T39">3</text:span><text:span text:style-name="T20"> = 1/x</text:span><text:span text:style-name="T39">2</text:span><text:span text:style-name="T20"> <text:tab/>pattern continues...</text:span></text:p>
      <text:p text:style-name="P151"/>
      <text:p text:style-name="P151"/>
      <text:p text:style-name="P151">Fractional exponents are simply a notation convention for writing radicals without √ symbol. </text:p>
      <text:p text:style-name="P151">It tells the person what operation to be performed and in what order.</text:p>
      <text:p text:style-name="P85">If we want to take a first, second, third, fourth, or higher root we use a “1 over” fractional exponent.</text:p>
      <text:p text:style-name="P85"/>
      <text:p text:style-name="P85"/>
      <text:p text:style-name="P10"><text:span text:style-name="T20">x</text:span><text:span text:style-name="T39">1/1</text:span><text:span text:style-name="T20"> = </text:span><text:span text:style-name="T39"><text:s/>1</text:span><text:span text:style-name="T20">√</text:span><text:span text:style-name="T68">x</text:span><text:span text:style-name="T20"> <text:s/>= x<text:tab/><text:tab/>a first root is simply the number itself</text:span></text:p>
      <text:p text:style-name="P10"><text:span text:style-name="T20">x</text:span><text:span text:style-name="T39">1/2</text:span><text:span text:style-name="T20"> = <text:s/></text:span><text:span text:style-name="T39">2</text:span><text:span text:style-name="T20">√</text:span><text:span text:style-name="T68">x</text:span><text:span text:style-name="T20"> <text:s/>= √x <text:tab/>a second root is a square root</text:span></text:p>
      <text:p text:style-name="P10"><text:span text:style-name="T20">x</text:span><text:span text:style-name="T39">1/3</text:span><text:span text:style-name="T20"> = <text:s/></text:span><text:span text:style-name="T39">3</text:span><text:span text:style-name="T20">√</text:span><text:span text:style-name="T68">x</text:span><text:span text:style-name="T20"> <text:s/><text:tab/><text:tab/>a third root is a cubic root</text:span></text:p>
      <text:p text:style-name="P10"><text:span text:style-name="T20">x</text:span><text:span text:style-name="T39">1/4</text:span><text:span text:style-name="T20"> = <text:s/></text:span><text:span text:style-name="T39">4</text:span><text:span text:style-name="T20">√</text:span><text:span text:style-name="T68">x</text:span><text:span text:style-name="T20"> <text:s text:c="2"/><text:tab/> <text:tab/>a fourth root is a quaternion or hyperbolic root</text:span></text:p>
      <text:p text:style-name="P85"/>
      <text:p text:style-name="P85"/>
      <text:p text:style-name="P85">Higher roots have Latin names or simply use ordinal names. Names are used ubiquitously and this causes confusion over when and what someone is referring. Base and root mean the same thing but root can mean exponent if doing a radical operation. Power can refer to the exponent, the product or the entire term. </text:p>
      <text:p text:style-name="P85"/>
      <text:p text:style-name="P85"/>
      <text:p text:style-name="P96"><text:span text:style-name="T107">4</text:span><text:span text:style-name="T85">2</text:span><text:span text:style-name="T107"> = 16 is of the form: <text:s/>Base</text:span><text:span text:style-name="T12">exponent</text:span><text:span text:style-name="T3"> = Product</text:span><text:span text:style-name="T107"> where the exponent is written in the index area in superscript. </text:span></text:p>
      <text:p text:style-name="P85">Here we would call the base the root but base is clearer. It is being multiplied so is getting <text:span text:style-name="T1">bigger</text:span>.</text:p>
      <text:p text:style-name="P91"/>
      <text:p text:style-name="P91"/>
      <text:p text:style-name="P96"><text:span text:style-name="T85"><text:s/>2</text:span><text:span text:style-name="T107">√</text:span><text:span text:style-name="T117">16</text:span><text:span text:style-name="T107"> = 4 is the form:</text:span><text:span text:style-name="T85"> <text:s/></text:span><text:span text:style-name="T134">exponent</text:span><text:span text:style-name="T139">√</text:span><text:span text:style-name="T145">Product</text:span><text:span text:style-name="T107"> </text:span><text:span text:style-name="T139">= Base</text:span><text:span text:style-name="T107"> where the exponent is written in the index area of the radical sign and the product is called the radicand but product is clearer. A product is the result of multiplication. Here the product is being divided so it is in red meaning it is getting </text:span><text:span text:style-name="T139">smaller</text:span><text:span text:style-name="T107">.</text:span></text:p>
      <text:p text:style-name="P85"/>
      <text:p text:style-name="P85"/>
      <text:p text:style-name="P85">Here we would call the exponent the “second root” or “square root”. Square roots omit the number two, higher roots than 2 write the number of the root. First roots are not really a thing. <text:s/>Calling the exponent the “root” is normal but calling it the exponent might be clearer. The base is actually the root of the product so if saying root you can refer to either the exponent or base. The “index” can refer to the area an exponent is or usually the exponent itself. Saying exponent is clearer. I would always use the labels as written because however odd sounding to some people there is no ambiguity. </text:p>
      <text:p text:style-name="P85"/>
      <text:p text:style-name="P85"/>
      <text:p text:style-name="P85">There are other eccentric vocabulary and naming conventions but they all stem from lack of clarity leading to more and more made up words that serve to cause more confusion than eliminate it.</text:p>
      <text:p text:style-name="P85"/>
      <text:p text:style-name="P85"/>
      <text:list xml:id="list6267488159286261038" text:style-name="L40">
        <text:list-item>
          <text:p text:style-name="P108"><text:span text:style-name="T25">x</text:span><text:span text:style-name="T39">a/b <text:s text:c="4"/></text:span><text:span text:style-name="T25">:</text:span><text:span text:style-name="T39"> </text:span><text:span text:style-name="T25">is of the form:</text:span><text:span text:style-name="T39"> </text:span><text:span text:style-name="T25">Base</text:span><text:span text:style-name="T39">exponent/root</text:span><text:span text:style-name="T25"> , it is this form that contains fractional exponents that we will work on.</text:span></text:p>
        </text:list-item>
        <text:list-item>
          <text:p text:style-name="P108"><text:span text:style-name="T25">16</text:span><text:span text:style-name="T39">1/2 <text:s/></text:span><text:span text:style-name="T25">: means to take the square root of 16, √16 = 4</text:span></text:p>
        </text:list-item>
        <text:list-item>
          <text:p text:style-name="P108"><text:span text:style-name="T25">√16</text:span><text:span text:style-name="T39"> <text:s/></text:span><text:span text:style-name="T25">: the radical sign omitted the exponent 2. When there is no exponent take a square root.</text:span></text:p>
        </text:list-item>
        <text:list-item>
          <text:p text:style-name="P108"><text:span text:style-name="T25"><text:s/>8</text:span><text:span text:style-name="T39">1/3</text:span><text:span text:style-name="T25"> <text:s/>: means to take the cubic root of 8. <text:s/></text:span></text:p>
        </text:list-item>
        <text:list-item>
          <text:p text:style-name="P108"><text:span text:style-name="T37">∛8</text:span><text:span text:style-name="T25"> <text:s text:c="2"/>: the radical sign has an exponent of 3 in the index so we take the third root, </text:span><text:span text:style-name="T37">∛</text:span><text:span text:style-name="T35">8=2</text:span><text:span text:style-name="T25">.</text:span></text:p>
        </text:list-item>
      </text:list>
      <text:p text:style-name="P96"><text:span text:style-name="T107">The exponents ½ and ⅓ are fractions. The top number is the power of the base number, and the bottom number is the power of the radical operation. In ½ the 2 means to take a square root and in ⅓ the 3 means to take a third root. In “ Base</text:span><text:span text:style-name="T85">exponent/root </text:span><text:span text:style-name="T107">” we have a base, raised to a power, and then are told to take a root of that “Base</text:span><text:span text:style-name="T85">exponent </text:span><text:span text:style-name="T107">”.</text:span></text:p>
      <text:p text:style-name="P85"><text:soft-page-break/></text:p>
      <text:p text:style-name="P85"/>
      <text:p text:style-name="P85">We can take as high or low a root as we want. For fractional exponents there is an algorithm where one part of the fraction powers the base and the other part powers the rooting process. The numerator is the exponent of the product while the denominator is the exponent of the radical operation, it is the number of roots to take.</text:p>
      <text:p text:style-name="P85"/>
      <text:p text:style-name="P85"/>
      <text:p text:style-name="P96"><text:span text:style-name="T107">4</text:span><text:span text:style-name="T85">1/2 </text:span><text:span text:style-name="T107">the base “4” has a exponent of 1. The “2” is the number of roots to take. We raise 4 to a power of 1 and then take the second root of it: 4</text:span><text:span text:style-name="T85">1/2</text:span><text:span text:style-name="T107"> = </text:span><text:span text:style-name="T85">2</text:span><text:span text:style-name="T107">√</text:span><text:span text:style-name="T117">4</text:span><text:span text:style-name="T98">1</text:span><text:span text:style-name="T107"> = √4 = 2.When square rooting we do not write 2 in the index of the radical.</text:span></text:p>
      <text:p text:style-name="P85">When product or other number has a power of 1 we do not write 1 in the index of the number.</text:p>
      <text:p text:style-name="P85"/>
      <text:p text:style-name="P85"/>
      <text:p text:style-name="P96"><text:span text:style-name="T107">2</text:span><text:span text:style-name="T85">4</text:span><text:span text:style-name="T107"> = 2∙2∙2∙2 = 16<text:tab/>2 to the fourth power is 16. There are four factors of the base “2”.</text:span></text:p>
      <text:p text:style-name="P85">√16 = 4<text:tab/><text:tab/>The square root of 16 is 4. Here we are calling 4 a “root” of 16.</text:p>
      <text:p text:style-name="P96"><text:span text:style-name="T85">4</text:span><text:span text:style-name="T107">√16 = 2<text:tab/><text:tab/>The fourth root of 16 is 2. 2 is a base or root of 16. It means the same thing.</text:span></text:p>
      <text:p text:style-name="P85"/>
      <text:p text:style-name="P85"/>
      <text:p text:style-name="P85"/>
      <text:p text:style-name="P85">Since <text:s/>2∙2∙2∙2 = 16 there are four roots of base 2. The base is the factor and four factors means four roots means taking a fourth root will give 2 as an answer. Fractional exponents that do not have 1 as a numerator require calculating the product of the radicand and then taking a root.</text:p>
      <text:p text:style-name="P85"/>
      <text:p text:style-name="P85"/>
      <text:p text:style-name="P96"><text:span text:style-name="T107">4</text:span><text:span text:style-name="T85">3/2 </text:span><text:span text:style-name="T107">= 8 <text:tab/><text:tab/><text:tab/><text:tab/><text:tab/><text:tab/>Because we are taking the square root of 4</text:span><text:span text:style-name="T85">3</text:span><text:span text:style-name="T107">.</text:span></text:p>
      <text:p text:style-name="P96"><text:span text:style-name="T107">4</text:span><text:span text:style-name="T85">3/2 <text:s/></text:span><text:span text:style-name="T107">= </text:span><text:span text:style-name="T85">2</text:span><text:span text:style-name="T107">√</text:span><text:span text:style-name="T117">4</text:span><text:span text:style-name="T98">3</text:span><text:span text:style-name="T107"> = √</text:span><text:span text:style-name="T117">64</text:span><text:span text:style-name="T107"> = 8 </text:span></text:p>
      <text:p text:style-name="P96"><text:span text:style-name="T107">4</text:span><text:span text:style-name="T85">3/2 </text:span><text:span text:style-name="T107">= 8<text:tab/><text:tab/><text:tab/><text:tab/><text:tab/><text:tab/>The square root of four cubed is 8</text:span></text:p>
      <text:p text:style-name="P85"/>
      <text:p text:style-name="P85"/>
      <text:p text:style-name="P85">Most times fractional exponents can lead to irrational roots/bases just like regular square roots can. </text:p>
      <text:p text:style-name="P85">The difference is that it is easier to find rational roots of <text:s/>products of integer exponents. </text:p>
      <text:p text:style-name="P85"/>
      <text:p text:style-name="P85"/>
      <text:p text:style-name="P96"><text:span text:style-name="T107">13</text:span><text:span text:style-name="T85">2/3 <text:tab/><text:tab/><text:tab/><text:tab/><text:tab/></text:span><text:span text:style-name="T107">We need to first square 13 and then take its 3</text:span><text:span text:style-name="T85">rd</text:span><text:span text:style-name="T107"> root: </text:span></text:p>
      <text:p text:style-name="P85"><text:span text:style-name="T76">13</text:span><text:span text:style-name="T92">2/3</text:span><text:span text:style-name="T76"> = </text:span><text:span text:style-name="T92">3</text:span><text:span text:style-name="T76">√</text:span><text:span text:style-name="T77">13</text:span><text:span text:style-name="T93">2</text:span><text:span text:style-name="T76"> = </text:span><text:span text:style-name="T92">3</text:span><text:span text:style-name="T76">√</text:span><text:span text:style-name="T77">169</text:span><text:span text:style-name="T76"> ≈ 5.529<text:tab/><text:tab/>The number is irrational so use an approximation sign.</text:span></text:p>
      <text:p text:style-name="P79"/>
      <text:p text:style-name="P79"/>
      <text:p text:style-name="P79">The highlight of arithmetic is learning the six operations and being able to solve any problem that uses +–∙÷^√ . </text:p>
      <text:p text:style-name="P79">This is the end of arithmetic. Next subjects have main topics with <text:span text:style-name="T1">focused</text:span> highlights:</text:p>
      <text:p text:style-name="P79"/>
      <text:p text:style-name="P79"/>
      <text:list xml:id="list8045716673265495411" text:style-name="L41">
        <text:list-item>
          <text:p text:style-name="P80">Algebra: <text:tab/><text:tab/>Variables, Functions, Graphing, <text:span text:style-name="T1"><text:s/>the Quadratic Formula</text:span>, Matrices, Series</text:p>
        </text:list-item>
        <text:list-item>
          <text:p text:style-name="P80">Geometry: <text:tab/><text:tab/><text:span text:style-name="T1">Unit Circle</text:span>, properties of shapes and <text:span text:style-name="T1">area formulas </text:span></text:p>
        </text:list-item>
        <text:list-item>
          <text:p text:style-name="P80">Trigonometry: <text:tab/><text:span text:style-name="T1">Trig Functions</text:span><text:span text:style-name="T132"> </text:span>and<text:span text:style-name="T1"> </text:span>Co-Functions (cosecant,secant,cotangent)</text:p>
        </text:list-item>
        <text:list-item>
          <text:p text:style-name="P80">Calculus: <text:tab/><text:tab/><text:span text:style-name="T1">Derivatives</text:span><text:span text:style-name="T132"> </text:span>and<text:span text:style-name="T132"> </text:span><text:span text:style-name="T1">Integrals</text:span></text:p>
        </text:list-item>
      </text:list>
      <text:p text:style-name="P79"/>
      <text:p text:style-name="P85"/>
      <text:p text:style-name="P87"><text:span text:style-name="T194">We do not do math to work a job or solve equations for glory or fun. This isn't about “gold stars” or bragging rights. We do them to think critically and train our mind to solve problems with creative solutions. We apply what we learn in the classroom to life. We bridge the gap between book smarts and street smarts. We learn to think critically and efficiently to handle life's problems. I do not want 30 students in unison to repeat a single answer. I want 30 students with 30 answers that are all equally applicable. I want diversity in thought and action. I do not want conformity. There is more than one way to derive a solution. Methods matter and some are better </text:span><text:soft-page-break/><text:span text:style-name="T194">than others. Some are better for certain situations. It is about weighing all options and considering the best solution for </text:span><text:span text:style-name="T196">your</text:span><text:span text:style-name="T195"> situation not someone else's. You need to have freedom to choose your own path in life.</text:span><text:span text:style-name="T194"> </text:span></text:p>
      <text:p text:style-name="P45"/>
      <text:p text:style-name="P45"/>
      <text:p text:style-name="P45">After completing all lesson students should be able to solve life problems that are not numerical in nature.</text:p>
      <text:p text:style-name="P45">Please try not to boil current events down to a single equation but rather focus on analogy and perspective.</text:p>
      <text:p text:style-name="P45">Life can be reduced to a single sum of variables but that can be abusive and harmful. The power of math is being able to do that but ethics dictates that people use what they know to help themselves and others not zero sum destruction. If you do not benefit from this style of teaching find better uses of your time. I respect your time and do not want to waste your resources. This not a democracy but it is not a dictatorship either. This style serves a need and <text:span text:style-name="T127">will not be altered</text:span>.</text:p>
      <text:p text:style-name="P52"><text:span text:style-name="T20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charset="x-symbol"/>
    <style:font-face style:name="Linux Libertine Display G1" svg:font-family="'Linux Libertine Display G'"/>
    <style:font-face style:name="OpenSymbol" svg:font-family="OpenSymbol"/>
    <style:font-face style:name="Times New Roman1" svg:font-family="'Times New Roman'" style:font-family-generic="roman"/>
    <style:font-face style:name="Arial2" svg:font-family="Arial" style:font-family-generic="swiss"/>
    <style:font-face style:name="Linux Libertine Display G" svg:font-family="'Linux Libertine Display G'"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text-properties fo:color="#0000cc" style:font-name="Linux Libertine Display G" fo:font-size="12pt" fo:font-weight="normal" style:font-size-asian="12pt" style:font-weight-asian="normal" style:font-size-complex="12pt" style:font-weight-complex="normal"/>
    </style:style>
    <style:style style:name="Bullet_20_Symbols" style:display-name="Bullet Symbols" style:family="text">
      <style:text-properties style:font-name="Linux Libertine Display G"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Malone</meta:initial-creator>
    <meta:creation-date>2025-09-06T14:19:42.75</meta:creation-date>
    <dc:date>2025-09-06T14:28:11.85</dc:date>
    <dc:creator>Joseph Malone</dc:creator>
    <meta:editing-duration>PT6M31S</meta:editing-duration>
    <meta:editing-cycles>2</meta:editing-cycles>
    <meta:generator>OpenOffice/4.1.15$Win32 OpenOffice.org_project/4115m2$Build-9813</meta:generator>
    <meta:document-statistic meta:table-count="0" meta:image-count="0" meta:object-count="0" meta:page-count="4" meta:paragraph-count="73" meta:word-count="1774" meta:character-count="9398"/>
  </office:meta>
</office:document-meta>
</file>